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4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1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4">
            <text:p><text:s text:c="3"/>45,353</text:p>
          </table:table-cell>
          <table:table-cell office:value-type="float" office:value="3337" table:style-name="ce53">
            <text:p><text:s text:c="3"/>3,337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3161" table:style-name="ce54">
            <text:p><text:s text:c="3"/>3,16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1">
            <text:p/>
            <text:p>110年</text:p>
            <text:p/>
          </table:table-cell>
          <table:table-cell office:value-type="string" table:style-name="ce148">
            <text:p>計</text:p>
          </table:table-cell>
          <table:table-cell office:value-type="float" office:value="95774" table:style-name="ce67">
            <text:p><text:s text:c="3"/>95,774</text:p>
          </table:table-cell>
          <table:table-cell office:value-type="float" office:value="89245" table:style-name="ce68">
            <text:p><text:s text:c="3"/>89,245</text:p>
          </table:table-cell>
          <table:table-cell office:value-type="float" office:value="3125" table:style-name="ce67">
            <text:p><text:s text:c="3"/>3,125</text:p>
          </table:table-cell>
          <table:table-cell office:value-type="float" office:value="2963" table:style-name="ce67">
            <text:p><text:s text:c="3"/>2,963</text:p>
          </table:table-cell>
          <table:table-cell office:value-type="float" office:value="162" table:style-name="ce67">
            <text:p><text:s text:c="3"/>162</text:p>
          </table:table-cell>
          <table:table-cell office:value-type="float" office:value="3404" table:style-name="ce68">
            <text:p><text:s text:c="3"/>3,404</text:p>
          </table:table-cell>
          <table:table-cell office:value-type="float" office:value="2911" table:style-name="ce67">
            <text:p><text:s text:c="3"/>2,911</text:p>
          </table:table-cell>
          <table:table-cell office:value-type="float" office:value="493" table:style-name="ce63">
            <text:p><text:s text:c="3"/>493</text:p>
          </table:table-cell>
          <table:table-cell office:value-type="float" office:value="94758" table:style-name="ce97">
            <text:p><text:s text:c="3"/>94,758</text:p>
          </table:table-cell>
          <table:table-cell office:value-type="float" office:value="88236" table:style-name="ce97">
            <text:p><text:s text:c="3"/>88,236</text:p>
          </table:table-cell>
          <table:table-cell office:value-type="float" office:value="3124" table:style-name="ce97">
            <text:p><text:s text:c="3"/>3,124</text:p>
          </table:table-cell>
          <table:table-cell office:value-type="float" office:value="2962" table:style-name="ce97">
            <text:p><text:s text:c="3"/>2,962</text:p>
          </table:table-cell>
          <table:table-cell office:value-type="float" office:value="162" table:style-name="ce97">
            <text:p><text:s text:c="3"/>162</text:p>
          </table:table-cell>
          <table:table-cell office:value-type="float" office:value="3398" table:style-name="ce97">
            <text:p><text:s text:c="3"/>3,398</text:p>
          </table:table-cell>
          <table:table-cell office:value-type="float" office:value="2909" table:style-name="ce97">
            <text:p><text:s text:c="3"/>2,909</text:p>
          </table:table-cell>
          <table:table-cell office:value-type="float" office:value="489" table:style-name="ce97">
            <text:p><text:s text:c="3"/>489</text:p>
          </table:table-cell>
          <table:table-cell office:value-type="float" office:value="1016" table:style-name="ce97">
            <text:p><text:s text:c="3"/>1,016</text:p>
          </table:table-cell>
          <table:table-cell office:value-type="float" office:value="1009" table:style-name="ce97">
            <text:p><text:s text:c="3"/>1,00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9">
            <text:p><text:s text:c="3"/>4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7631" table:style-name="ce43">
            <text:p><text:s text:c="3"/>47,631</text:p>
          </table:table-cell>
          <table:table-cell office:value-type="float" office:value="46756" table:style-name="ce44">
            <text:p><text:s text:c="3"/>46,756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204" table:style-name="ce43">
            <text:p><text:s text:c="3"/>204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99" table:style-name="ce44">
            <text:p><text:s text:c="3"/>599</text:p>
          </table:table-cell>
          <table:table-cell office:value-type="float" office:value="220" table:style-name="ce43">
            <text:p><text:s text:c="3"/>220</text:p>
          </table:table-cell>
          <table:table-cell office:value-type="float" office:value="379" table:style-name="ce33">
            <text:p><text:s text:c="3"/>379</text:p>
          </table:table-cell>
          <table:table-cell office:value-type="float" office:value="47379" table:style-name="ce101">
            <text:p><text:s text:c="3"/>47,379</text:p>
          </table:table-cell>
          <table:table-cell office:value-type="float" office:value="46505" table:style-name="ce101">
            <text:p><text:s text:c="3"/>46,50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204" table:style-name="ce101">
            <text:p><text:s text:c="3"/>204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98" table:style-name="ce101">
            <text:p><text:s text:c="3"/>598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378" table:style-name="ce101">
            <text:p><text:s text:c="3"/>378</text:p>
          </table:table-cell>
          <table:table-cell office:value-type="float" office:value="252" table:style-name="ce101">
            <text:p><text:s text:c="3"/>252</text:p>
          </table:table-cell>
          <table:table-cell office:value-type="float" office:value="251" table:style-name="ce101">
            <text:p><text:s text:c="3"/>25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8143" table:style-name="ce53">
            <text:p><text:s text:c="3"/>48,143</text:p>
          </table:table-cell>
          <table:table-cell office:value-type="float" office:value="42489" table:style-name="ce54">
            <text:p><text:s text:c="3"/>42,489</text:p>
          </table:table-cell>
          <table:table-cell office:value-type="float" office:value="2849" table:style-name="ce53">
            <text:p><text:s text:c="3"/>2,849</text:p>
          </table:table-cell>
          <table:table-cell office:value-type="float" office:value="2759" table:style-name="ce53">
            <text:p><text:s text:c="3"/>2,759</text:p>
          </table:table-cell>
          <table:table-cell office:value-type="float" office:value="90" table:style-name="ce53">
            <text:p><text:s text:c="3"/>90</text:p>
          </table:table-cell>
          <table:table-cell office:value-type="float" office:value="2805" table:style-name="ce54">
            <text:p><text:s text:c="3"/>2,805</text:p>
          </table:table-cell>
          <table:table-cell office:value-type="float" office:value="2691" table:style-name="ce53">
            <text:p><text:s text:c="3"/>2,691</text:p>
          </table:table-cell>
          <table:table-cell office:value-type="float" office:value="114" table:style-name="ce82">
            <text:p><text:s text:c="3"/>114</text:p>
          </table:table-cell>
          <table:table-cell office:value-type="float" office:value="47379" table:style-name="ce105">
            <text:p><text:s text:c="3"/>47,379</text:p>
          </table:table-cell>
          <table:table-cell office:value-type="float" office:value="41731" table:style-name="ce105">
            <text:p><text:s text:c="3"/>41,731</text:p>
          </table:table-cell>
          <table:table-cell office:value-type="float" office:value="2848" table:style-name="ce105">
            <text:p><text:s text:c="3"/>2,848</text:p>
          </table:table-cell>
          <table:table-cell office:value-type="float" office:value="2758" table:style-name="ce105">
            <text:p><text:s text:c="3"/>2,758</text:p>
          </table:table-cell>
          <table:table-cell office:value-type="float" office:value="90" table:style-name="ce105">
            <text:p><text:s text:c="3"/>90</text:p>
          </table:table-cell>
          <table:table-cell office:value-type="float" office:value="2800" table:style-name="ce105">
            <text:p><text:s text:c="3"/>2,800</text:p>
          </table:table-cell>
          <table:table-cell office:value-type="float" office:value="2689" table:style-name="ce105">
            <text:p><text:s text:c="3"/>2,689</text:p>
          </table:table-cell>
          <table:table-cell office:value-type="float" office:value="111" table:style-name="ce105">
            <text:p><text:s text:c="3"/>111</text:p>
          </table:table-cell>
          <table:table-cell office:value-type="float" office:value="764" table:style-name="ce105">
            <text:p><text:s text:c="3"/>764</text:p>
          </table:table-cell>
          <table:table-cell office:value-type="float" office:value="758" table:style-name="ce105">
            <text:p><text:s text:c="3"/>758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6512" table:style-name="ce143">
            <text:p><text:s text:c="3"/>6,512</text:p>
          </table:table-cell>
          <table:table-cell office:value-type="float" office:value="6065" table:style-name="ce143">
            <text:p><text:s text:c="3"/>6,065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6452" table:style-name="ce113">
            <text:p><text:s text:c="3"/>6,452</text:p>
          </table:table-cell>
          <table:table-cell office:value-type="float" office:value="6005" table:style-name="ce113">
            <text:p><text:s text:c="3"/>6,005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45">
            <text:p><text:s text:c="3"/>3,240</text:p>
          </table:table-cell>
          <table:table-cell office:value-type="float" office:value="3172" table:style-name="ce145">
            <text:p><text:s text:c="3"/>3,172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3158" table:style-name="ce119">
            <text:p><text:s text:c="3"/>3,15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272" table:style-name="ce146">
            <text:p><text:s text:c="3"/>3,272</text:p>
          </table:table-cell>
          <table:table-cell office:value-type="float" office:value="2893" table:style-name="ce146">
            <text:p><text:s text:c="3"/>2,893</text:p>
          </table:table-cell>
          <table:table-cell office:value-type="float" office:value="199" table:style-name="ce146">
            <text:p><text:s text:c="3"/>199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2847" table:style-name="ce119">
            <text:p><text:s text:c="3"/>2,847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686" table:style-name="ce143">
            <text:p><text:s text:c="3"/>7,686</text:p>
          </table:table-cell>
          <table:table-cell office:value-type="float" office:value="7134" table:style-name="ce143">
            <text:p><text:s text:c="3"/>7,13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7636" table:style-name="ce113">
            <text:p><text:s text:c="3"/>7,636</text:p>
          </table:table-cell>
          <table:table-cell office:value-type="float" office:value="7084" table:style-name="ce113">
            <text:p><text:s text:c="3"/>7,084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45">
            <text:p><text:s text:c="3"/>3,834</text:p>
          </table:table-cell>
          <table:table-cell office:value-type="float" office:value="3751" table:style-name="ce145">
            <text:p><text:s text:c="3"/>3,751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818" table:style-name="ce119">
            <text:p><text:s text:c="3"/>3,818</text:p>
          </table:table-cell>
          <table:table-cell office:value-type="float" office:value="3735" table:style-name="ce119">
            <text:p><text:s text:c="3"/>3,73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3852" table:style-name="ce146">
            <text:p><text:s text:c="3"/>3,852</text:p>
          </table:table-cell>
          <table:table-cell office:value-type="float" office:value="3383" table:style-name="ce146">
            <text:p><text:s text:c="3"/>3,383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18" table:style-name="ce125">
            <text:p><text:s text:c="3"/>3,818</text:p>
          </table:table-cell>
          <table:table-cell office:value-type="float" office:value="3349" table:style-name="ce125">
            <text:p><text:s text:c="3"/>3,349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230" table:style-name="ce143">
            <text:p><text:s text:c="3"/>8,230</text:p>
          </table:table-cell>
          <table:table-cell office:value-type="float" office:value="7705" table:style-name="ce143">
            <text:p><text:s text:c="3"/>7,70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87" table:style-name="ce143">
            <text:p><text:s text:c="3"/>287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8146" table:style-name="ce119">
            <text:p><text:s text:c="3"/>8,146</text:p>
          </table:table-cell>
          <table:table-cell office:value-type="float" office:value="7622" table:style-name="ce119">
            <text:p><text:s text:c="3"/>7,622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45">
            <text:p><text:s text:c="3"/>4,093</text:p>
          </table:table-cell>
          <table:table-cell office:value-type="float" office:value="4027" table:style-name="ce145">
            <text:p><text:s text:c="3"/>4,02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4007" table:style-name="ce119">
            <text:p><text:s text:c="3"/>4,00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137" table:style-name="ce146">
            <text:p><text:s text:c="3"/>4,137</text:p>
          </table:table-cell>
          <table:table-cell office:value-type="float" office:value="3678" table:style-name="ce146">
            <text:p><text:s text:c="3"/>3,678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217" table:style-name="ce146">
            <text:p><text:s text:c="3"/>21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3615" table:style-name="ce125">
            <text:p><text:s text:c="3"/>3,615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14" table:style-name="ce143">
            <text:p><text:s text:c="3"/>8,114</text:p>
          </table:table-cell>
          <table:table-cell office:value-type="float" office:value="7582" table:style-name="ce143">
            <text:p><text:s text:c="3"/>7,582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1" table:style-name="ce143">
            <text:p><text:s text:c="3"/>291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8040" table:style-name="ce115">
            <text:p><text:s text:c="3"/>8,040</text:p>
          </table:table-cell>
          <table:table-cell office:value-type="float" office:value="7509" table:style-name="ce119">
            <text:p><text:s text:c="3"/>7,509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0" table:style-name="ce119">
            <text:p><text:s text:c="3"/>290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038" table:style-name="ce145">
            <text:p><text:s text:c="3"/>4,038</text:p>
          </table:table-cell>
          <table:table-cell office:value-type="float" office:value="3969" table:style-name="ce145">
            <text:p><text:s text:c="3"/>3,96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951" table:style-name="ce119">
            <text:p><text:s text:c="3"/>3,95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076" table:style-name="ce146">
            <text:p><text:s text:c="3"/>4,076</text:p>
          </table:table-cell>
          <table:table-cell office:value-type="float" office:value="3613" table:style-name="ce146">
            <text:p><text:s text:c="3"/>3,613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2" table:style-name="ce146">
            <text:p><text:s text:c="3"/>242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558" table:style-name="ce119">
            <text:p><text:s text:c="3"/>3,558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210" table:style-name="ce119">
            <text:p><text:s text:c="3"/>21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30" table:style-name="ce119">
            <text:p><text:s text:c="3"/>2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22" table:style-name="ce143">
            <text:p><text:s text:c="3"/>8,122</text:p>
          </table:table-cell>
          <table:table-cell office:value-type="float" office:value="7601" table:style-name="ce143">
            <text:p><text:s text:c="3"/>7,601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0" table:style-name="ce115">
            <text:p><text:s text:c="3"/>8,030</text:p>
          </table:table-cell>
          <table:table-cell office:value-type="float" office:value="7509" table:style-name="ce113">
            <text:p><text:s text:c="3"/>7,509</text:p>
          </table:table-cell>
          <table:table-cell office:value-type="float" office:value="247" table:style-name="ce113">
            <text:p><text:s text:c="3"/>247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1" table:style-name="ce145">
            <text:p><text:s text:c="3"/>4,031</text:p>
          </table:table-cell>
          <table:table-cell office:value-type="float" office:value="3961" table:style-name="ce145">
            <text:p><text:s text:c="3"/>3,961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4015" table:style-name="ce119">
            <text:p><text:s text:c="3"/>4,015</text:p>
          </table:table-cell>
          <table:table-cell office:value-type="float" office:value="3945" table:style-name="ce119">
            <text:p><text:s text:c="3"/>3,945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91" table:style-name="ce146">
            <text:p><text:s text:c="3"/>4,091</text:p>
          </table:table-cell>
          <table:table-cell office:value-type="float" office:value="3640" table:style-name="ce146">
            <text:p><text:s text:c="3"/>3,640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015" table:style-name="ce125">
            <text:p><text:s text:c="3"/>4,015</text:p>
          </table:table-cell>
          <table:table-cell office:value-type="float" office:value="3564" table:style-name="ce125">
            <text:p><text:s text:c="3"/>3,564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578" table:style-name="ce143">
            <text:p><text:s text:c="3"/>8,578</text:p>
          </table:table-cell>
          <table:table-cell office:value-type="float" office:value="8008" table:style-name="ce143">
            <text:p><text:s text:c="3"/>8,008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8458" table:style-name="ce121">
            <text:p><text:s text:c="3"/>8,458</text:p>
          </table:table-cell>
          <table:table-cell office:value-type="float" office:value="7889" table:style-name="ce119">
            <text:p><text:s text:c="3"/>7,889</text:p>
          </table:table-cell>
          <table:table-cell office:value-type="float" office:value="260" table:style-name="ce119">
            <text:p><text:s text:c="3"/>260</text:p>
          </table:table-cell>
          <table:table-cell office:value-type="float" office:value="244" table:style-name="ce119">
            <text:p><text:s text:c="3"/>24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9" table:style-name="ce119">
            <text:p><text:s text:c="3"/>309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253" table:style-name="ce145">
            <text:p><text:s text:c="3"/>4,253</text:p>
          </table:table-cell>
          <table:table-cell office:value-type="float" office:value="4170" table:style-name="ce145">
            <text:p><text:s text:c="3"/>4,170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4146" table:style-name="ce119">
            <text:p><text:s text:c="3"/>4,14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25" table:style-name="ce146">
            <text:p><text:s text:c="3"/>4,325</text:p>
          </table:table-cell>
          <table:table-cell office:value-type="float" office:value="3838" table:style-name="ce146">
            <text:p><text:s text:c="3"/>3,838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51" table:style-name="ce146">
            <text:p><text:s text:c="3"/>251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3743" table:style-name="ce125">
            <text:p><text:s text:c="3"/>3,743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50" table:style-name="ce125">
            <text:p><text:s text:c="3"/>25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940" table:style-name="ce143">
            <text:p><text:s text:c="3"/>8,940</text:p>
          </table:table-cell>
          <table:table-cell office:value-type="float" office:value="8354" table:style-name="ce143">
            <text:p><text:s text:c="3"/>8,354</text:p>
          </table:table-cell>
          <table:table-cell office:value-type="float" office:value="286" table:style-name="ce143">
            <text:p><text:s text:c="3"/>286</text:p>
          </table:table-cell>
          <table:table-cell office:value-type="float" office:value="271" table:style-name="ce143">
            <text:p><text:s text:c="3"/>27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300" table:style-name="ce143">
            <text:p><text:s text:c="3"/>300</text:p>
          </table:table-cell>
          <table:table-cell office:value-type="float" office:value="259" table:style-name="ce143">
            <text:p><text:s text:c="3"/>259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8838" table:style-name="ce115">
            <text:p><text:s text:c="3"/>8,838</text:p>
          </table:table-cell>
          <table:table-cell office:value-type="float" office:value="8253" table:style-name="ce119">
            <text:p><text:s text:c="3"/>8,25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271" table:style-name="ce119">
            <text:p><text:s text:c="3"/>27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258" table:style-name="ce119">
            <text:p><text:s text:c="3"/>258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445" table:style-name="ce145">
            <text:p><text:s text:c="3"/>4,445</text:p>
          </table:table-cell>
          <table:table-cell office:value-type="float" office:value="4364" table:style-name="ce145">
            <text:p><text:s text:c="3"/>4,364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38" table:style-name="ce119">
            <text:p><text:s text:c="3"/>4,338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495" table:style-name="ce146">
            <text:p><text:s text:c="3"/>4,495</text:p>
          </table:table-cell>
          <table:table-cell office:value-type="float" office:value="3990" table:style-name="ce146">
            <text:p><text:s text:c="3"/>3,990</text:p>
          </table:table-cell>
          <table:table-cell office:value-type="float" office:value="259" table:style-name="ce146">
            <text:p><text:s text:c="3"/>25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6" table:style-name="ce146">
            <text:p><text:s text:c="3"/>24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915" table:style-name="ce119">
            <text:p><text:s text:c="3"/>3,915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235" table:style-name="ce119">
            <text:p><text:s text:c="3"/>23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111年</text:p>
            <text:p>截至1月止</text:p>
          </table:table-cell>
          <table:table-cell office:value-type="string" table:style-name="ce148">
            <text:p>計</text:p>
          </table:table-cell>
          <table:table-cell office:value-type="float" office:value="7922" table:style-name="ce67">
            <text:p><text:s text:c="3"/>7,922</text:p>
          </table:table-cell>
          <table:table-cell office:value-type="float" office:value="7402" table:style-name="ce68">
            <text:p><text:s text:c="3"/>7,402</text:p>
          </table:table-cell>
          <table:table-cell office:value-type="float" office:value="265" table:style-name="ce67">
            <text:p><text:s text:c="3"/>265</text:p>
          </table:table-cell>
          <table:table-cell office:value-type="float" office:value="250" table:style-name="ce67">
            <text:p><text:s text:c="3"/>250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55" table:style-name="ce68">
            <text:p><text:s text:c="3"/>255</text:p>
          </table:table-cell>
          <table:table-cell office:value-type="float" office:value="213" table:style-name="ce67">
            <text:p><text:s text:c="3"/>213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7828" table:style-name="ce97">
            <text:p><text:s text:c="3"/>7,828</text:p>
          </table:table-cell>
          <table:table-cell office:value-type="float" office:value="7309" table:style-name="ce97">
            <text:p><text:s text:c="3"/>7,309</text:p>
          </table:table-cell>
          <table:table-cell office:value-type="float" office:value="265" table:style-name="ce97">
            <text:p><text:s text:c="3"/>265</text:p>
          </table:table-cell>
          <table:table-cell office:value-type="float" office:value="250" table:style-name="ce97">
            <text:p><text:s text:c="3"/>250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213" table:style-name="ce97">
            <text:p><text:s text:c="3"/>213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944" table:style-name="ce43">
            <text:p><text:s text:c="3"/>3,944</text:p>
          </table:table-cell>
          <table:table-cell office:value-type="float" office:value="3862" table:style-name="ce44">
            <text:p><text:s text:c="3"/>3,862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6" table:style-name="ce44">
            <text:p><text:s text:c="3"/>56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914" table:style-name="ce101">
            <text:p><text:s text:c="3"/>3,914</text:p>
          </table:table-cell>
          <table:table-cell office:value-type="float" office:value="3832" table:style-name="ce101">
            <text:p><text:s text:c="3"/>3,832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978" table:style-name="ce53">
            <text:p><text:s text:c="3"/>3,978</text:p>
          </table:table-cell>
          <table:table-cell office:value-type="float" office:value="3540" table:style-name="ce54">
            <text:p><text:s text:c="3"/>3,540</text:p>
          </table:table-cell>
          <table:table-cell office:value-type="float" office:value="239" table:style-name="ce53">
            <text:p><text:s text:c="3"/>239</text:p>
          </table:table-cell>
          <table:table-cell office:value-type="float" office:value="229" table:style-name="ce53">
            <text:p><text:s text:c="3"/>229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195" table:style-name="ce53">
            <text:p><text:s text:c="3"/>195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914" table:style-name="ce105">
            <text:p><text:s text:c="3"/>3,914</text:p>
          </table:table-cell>
          <table:table-cell office:value-type="float" office:value="3477" table:style-name="ce105">
            <text:p><text:s text:c="3"/>3,477</text:p>
          </table:table-cell>
          <table:table-cell office:value-type="float" office:value="239" table:style-name="ce105">
            <text:p><text:s text:c="3"/>239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198" table:style-name="ce105">
            <text:p><text:s text:c="3"/>198</text:p>
          </table:table-cell>
          <table:table-cell office:value-type="float" office:value="195" table:style-name="ce105">
            <text:p><text:s text:c="3"/>195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64" table:style-name="ce105">
            <text:p><text:s text:c="3"/>64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922" table:style-name="ce113">
            <text:p><text:s text:c="3"/>7,922</text:p>
          </table:table-cell>
          <table:table-cell office:value-type="float" office:value="7402" table:style-name="ce114">
            <text:p><text:s text:c="3"/>7,402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250" table:style-name="ce113">
            <text:p><text:s text:c="3"/>250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55" table:style-name="ce114">
            <text:p><text:s text:c="3"/>255</text:p>
          </table:table-cell>
          <table:table-cell office:value-type="float" office:value="213" table:style-name="ce113">
            <text:p><text:s text:c="3"/>213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828" table:style-name="ce119">
            <text:p><text:s text:c="3"/>7,828</text:p>
          </table:table-cell>
          <table:table-cell office:value-type="float" office:value="7309" table:style-name="ce119">
            <text:p><text:s text:c="3"/>7,309</text:p>
          </table:table-cell>
          <table:table-cell office:value-type="float" office:value="265" table:style-name="ce119">
            <text:p><text:s text:c="3"/>265</text:p>
          </table:table-cell>
          <table:table-cell office:value-type="float" office:value="250" table:style-name="ce119">
            <text:p><text:s text:c="3"/>25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94" table:style-name="ce119">
            <text:p><text:s text:c="3"/>94</text:p>
          </table:table-cell>
          <table:table-cell office:value-type="float" office:value="93" table:style-name="ce119">
            <text:p><text:s text:c="3"/>9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944" table:style-name="ce119">
            <text:p><text:s text:c="3"/>3,944</text:p>
          </table:table-cell>
          <table:table-cell office:value-type="float" office:value="3862" table:style-name="ce120">
            <text:p><text:s text:c="3"/>3,86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914" table:style-name="ce119">
            <text:p><text:s text:c="3"/>3,914</text:p>
          </table:table-cell>
          <table:table-cell office:value-type="float" office:value="3832" table:style-name="ce119">
            <text:p><text:s text:c="3"/>3,83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978" table:style-name="ce119">
            <text:p><text:s text:c="3"/>3,978</text:p>
          </table:table-cell>
          <table:table-cell office:value-type="float" office:value="3540" table:style-name="ce120">
            <text:p><text:s text:c="3"/>3,540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29" table:style-name="ce119">
            <text:p><text:s text:c="3"/>22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9" table:style-name="ce120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914" table:style-name="ce119">
            <text:p><text:s text:c="3"/>3,914</text:p>
          </table:table-cell>
          <table:table-cell office:value-type="float" office:value="3477" table:style-name="ce119">
            <text:p><text:s text:c="3"/>3,477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29" table:style-name="ce119">
            <text:p><text:s text:c="3"/>22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8" table:style-name="ce119">
            <text:p><text:s text:c="3"/>198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9.9972229936128851" table:style-name="ce152">
            <text:p>10.00</text:p>
          </table:table-cell>
          <table:table-cell office:value-type="float" office:value="10.576635793247686" table:style-name="ce152">
            <text:p>10.58</text:p>
          </table:table-cell>
          <table:table-cell office:value-type="float" office:value="2.3166023166023164" table:style-name="ce152">
            <text:p>2.32</text:p>
          </table:table-cell>
          <table:table-cell office:value-type="float" office:value="0.80645161290322576" table:style-name="ce152">
            <text:p>0.81</text:p>
          </table:table-cell>
          <table:table-cell office:value-type="float" office:value="36.363636363636367" table:style-name="ce152">
            <text:p>36.36</text:p>
          </table:table-cell>
          <table:table-cell office:value-type="float" office:value="2.4096385542168677" table:style-name="ce152">
            <text:p>2.41</text:p>
          </table:table-cell>
          <table:table-cell office:value-type="float" office:value="-2.2935779816513762" table:style-name="ce152">
            <text:p>–2.29</text:p>
          </table:table-cell>
          <table:table-cell office:value-type="float" office:value="35.483870967741936" table:style-name="ce152">
            <text:p>35.48</text:p>
          </table:table-cell>
          <table:table-cell office:value-type="float" office:value="9.7588334268087493" table:style-name="ce152">
            <text:p>9.76</text:p>
          </table:table-cell>
          <table:table-cell office:value-type="float" office:value="10.307878056142469" table:style-name="ce152">
            <text:p>10.31</text:p>
          </table:table-cell>
          <table:table-cell office:value-type="float" office:value="2.3166023166023164" table:style-name="ce152">
            <text:p>2.32</text:p>
          </table:table-cell>
          <table:table-cell office:value-type="float" office:value="0.80645161290322576" table:style-name="ce152">
            <text:p>0.81</text:p>
          </table:table-cell>
          <table:table-cell office:value-type="float" office:value="36.363636363636367" table:style-name="ce152">
            <text:p>36.36</text:p>
          </table:table-cell>
          <table:table-cell office:value-type="float" office:value="2.834008097165992" table:style-name="ce152">
            <text:p>2.83</text:p>
          </table:table-cell>
          <table:table-cell office:value-type="float" office:value="-1.8433179723502304" table:style-name="ce152">
            <text:p>–1.84</text:p>
          </table:table-cell>
          <table:table-cell office:value-type="float" office:value="36.666666666666664" table:style-name="ce152">
            <text:p>36.67</text:p>
          </table:table-cell>
          <table:table-cell office:value-type="float" office:value="34.285714285714285" table:style-name="ce152">
            <text:p>34.29</text:p>
          </table:table-cell>
          <table:table-cell office:value-type="float" office:value="36.764705882352942" table:style-name="ce152">
            <text:p>36.76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float" office:value="-50" table:style-name="ce152">
            <text:p>–50.00</text:p>
          </table:table-cell>
          <table:table-cell office:value-type="float" office:value="-100" table:style-name="ce152">
            <text:p>–100.00</text:p>
          </table:table-cell>
          <table:table-cell office:value-type="float" office:value="0" table:style-name="ce152">
            <text:p>—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.044642857142858" table:style-name="ce154">
            <text:p>10.04</text:p>
          </table:table-cell>
          <table:table-cell office:value-type="float" office:value="9.405099150141643" table:style-name="ce154">
            <text:p>9.41</text:p>
          </table:table-cell>
          <table:table-cell office:value-type="float" office:value="30" table:style-name="ce154">
            <text:p>30.00</text:p>
          </table:table-cell>
          <table:table-cell office:value-type="float" office:value="50" table:style-name="ce154">
            <text:p>50.00</text:p>
          </table:table-cell>
          <table:table-cell office:value-type="float" office:value="-16.666666666666664" table:style-name="ce154">
            <text:p>–16.67</text:p>
          </table:table-cell>
          <table:table-cell office:value-type="float" office:value="64.705882352941174" table:style-name="ce154">
            <text:p>64.71</text:p>
          </table:table-cell>
          <table:table-cell office:value-type="float" office:value="63.636363636363633" table:style-name="ce154">
            <text:p>63.64</text:p>
          </table:table-cell>
          <table:table-cell office:value-type="float" office:value="65.217391304347828" table:style-name="ce154">
            <text:p>65.22</text:p>
          </table:table-cell>
          <table:table-cell office:value-type="float" office:value="9.7588334268087493" table:style-name="ce154">
            <text:p>9.76</text:p>
          </table:table-cell>
          <table:table-cell office:value-type="float" office:value="9.0805579276971251" table:style-name="ce154">
            <text:p>9.08</text:p>
          </table:table-cell>
          <table:table-cell office:value-type="float" office:value="30" table:style-name="ce154">
            <text:p>30.00</text:p>
          </table:table-cell>
          <table:table-cell office:value-type="float" office:value="50" table:style-name="ce154">
            <text:p>50.00</text:p>
          </table:table-cell>
          <table:table-cell office:value-type="float" office:value="-16.666666666666664" table:style-name="ce154">
            <text:p>–16.67</text:p>
          </table:table-cell>
          <table:table-cell office:value-type="float" office:value="69.696969696969703" table:style-name="ce154">
            <text:p>69.70</text:p>
          </table:table-cell>
          <table:table-cell office:value-type="float" office:value="63.636363636363633" table:style-name="ce154">
            <text:p>63.64</text:p>
          </table:table-cell>
          <table:table-cell office:value-type="float" office:value="72.727272727272734" table:style-name="ce154">
            <text:p>72.73</text:p>
          </table:table-cell>
          <table:table-cell office:value-type="float" office:value="66.666666666666657" table:style-name="ce154">
            <text:p>66.67</text:p>
          </table:table-cell>
          <table:table-cell office:value-type="float" office:value="76.470588235294116" table:style-name="ce154">
            <text:p>76.47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float" office:value="-100" table:style-name="ce154">
            <text:p>–100.00</text:p>
          </table:table-cell>
          <table:table-cell office:value-type="string" table:style-name="ce154">
            <text:p>--</text:p>
          </table:table-cell>
          <table:table-cell office:value-type="float" office:value="-100" table:style-name="ce154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9.9502487562189064" table:style-name="ce156">
            <text:p>9.95</text:p>
          </table:table-cell>
          <table:table-cell office:value-type="float" office:value="11.883691529709228" table:style-name="ce156">
            <text:p>11.88</text:p>
          </table:table-cell>
          <table:table-cell office:value-type="float" office:value="0" table:style-name="ce156">
            <text:p>—</text:p>
          </table:table-cell>
          <table:table-cell office:value-type="float" office:value="-2.1367521367521367" table:style-name="ce156">
            <text:p>–2.14</text:p>
          </table:table-cell>
          <table:table-cell office:value-type="float" office:value="100" table:style-name="ce156">
            <text:p>100.00</text:p>
          </table:table-cell>
          <table:table-cell office:value-type="float" office:value="-7.441860465116279" table:style-name="ce156">
            <text:p>–7.44</text:p>
          </table:table-cell>
          <table:table-cell office:value-type="float" office:value="-5.7971014492753623" table:style-name="ce156">
            <text:p>–5.80</text:p>
          </table:table-cell>
          <table:table-cell office:value-type="float" office:value="-50" table:style-name="ce156">
            <text:p>–50.00</text:p>
          </table:table-cell>
          <table:table-cell office:value-type="float" office:value="9.7588334268087493" table:style-name="ce156">
            <text:p>9.76</text:p>
          </table:table-cell>
          <table:table-cell office:value-type="float" office:value="11.692900738837135" table:style-name="ce156">
            <text:p>11.69</text:p>
          </table:table-cell>
          <table:table-cell office:value-type="float" office:value="0" table:style-name="ce156">
            <text:p>—</text:p>
          </table:table-cell>
          <table:table-cell office:value-type="float" office:value="-2.1367521367521367" table:style-name="ce156">
            <text:p>–2.14</text:p>
          </table:table-cell>
          <table:table-cell office:value-type="float" office:value="100" table:style-name="ce156">
            <text:p>100.00</text:p>
          </table:table-cell>
          <table:table-cell office:value-type="float" office:value="-7.4766355140186906" table:style-name="ce156">
            <text:p>–7.48</text:p>
          </table:table-cell>
          <table:table-cell office:value-type="float" office:value="-5.3398058252427179" table:style-name="ce156">
            <text:p>–5.34</text:p>
          </table:table-cell>
          <table:table-cell office:value-type="float" office:value="-62.5" table:style-name="ce156">
            <text:p>–62.50</text:p>
          </table:table-cell>
          <table:table-cell office:value-type="float" office:value="23.076923076923077" table:style-name="ce156">
            <text:p>23.08</text:p>
          </table:table-cell>
          <table:table-cell office:value-type="float" office:value="23.52941176470588" table:style-name="ce156">
            <text:p>23.53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3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-11.387024608501118" table:style-name="ce159">
            <text:p>–11.39</text:p>
          </table:table-cell>
          <table:table-cell office:value-type="float" office:value="-11.395738568350492" table:style-name="ce159">
            <text:p>–11.40</text:p>
          </table:table-cell>
          <table:table-cell office:value-type="float" office:value="-7.3426573426573425" table:style-name="ce159">
            <text:p>–7.34</text:p>
          </table:table-cell>
          <table:table-cell office:value-type="float" office:value="-7.7490774907749085" table:style-name="ce159">
            <text:p>–7.75</text:p>
          </table:table-cell>
          <table:table-cell office:value-type="float" office:value="0" table:style-name="ce159">
            <text:p>—</text:p>
          </table:table-cell>
          <table:table-cell office:value-type="float" office:value="-15" table:style-name="ce159">
            <text:p>–15.00</text:p>
          </table:table-cell>
          <table:table-cell office:value-type="float" office:value="-17.760617760617762" table:style-name="ce159">
            <text:p>–17.76</text:p>
          </table:table-cell>
          <table:table-cell office:value-type="float" office:value="2.4390243902439024" table:style-name="ce159">
            <text:p>2.44</text:p>
          </table:table-cell>
          <table:table-cell office:value-type="float" office:value="-11.427924869880062" table:style-name="ce159">
            <text:p>–11.43</text:p>
          </table:table-cell>
          <table:table-cell office:value-type="float" office:value="-11.438264873379376" table:style-name="ce159">
            <text:p>–11.44</text:p>
          </table:table-cell>
          <table:table-cell office:value-type="float" office:value="-7.3426573426573425" table:style-name="ce159">
            <text:p>–7.34</text:p>
          </table:table-cell>
          <table:table-cell office:value-type="float" office:value="-7.7490774907749085" table:style-name="ce159">
            <text:p>–7.75</text:p>
          </table:table-cell>
          <table:table-cell office:value-type="float" office:value="0" table:style-name="ce159">
            <text:p>—</text:p>
          </table:table-cell>
          <table:table-cell office:value-type="float" office:value="-15.050167224080269" table:style-name="ce159">
            <text:p>–15.05</text:p>
          </table:table-cell>
          <table:table-cell office:value-type="float" office:value="-17.441860465116278" table:style-name="ce159">
            <text:p>–17.44</text:p>
          </table:table-cell>
          <table:table-cell office:value-type="float" office:value="0" table:style-name="ce159">
            <text:p>—</text:p>
          </table:table-cell>
          <table:table-cell office:value-type="float" office:value="-7.8431372549019605" table:style-name="ce159">
            <text:p>–7.84</text:p>
          </table:table-cell>
          <table:table-cell office:value-type="float" office:value="-7.9207920792079207" table:style-name="ce159">
            <text:p>–7.92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0" table:style-name="ce159">
            <text:p>—</text:p>
          </table:table-cell>
          <table:table-cell office:value-type="float" office:value="-100" table:style-name="ce159">
            <text:p>–100.00</text:p>
          </table:table-cell>
          <table:table-cell office:value-type="string" table:style-name="ce15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-11.271091113610797" table:style-name="ce154">
            <text:p>–11.27</text:p>
          </table:table-cell>
          <table:table-cell office:value-type="float" office:value="-11.503208065994501" table:style-name="ce154">
            <text:p>–11.50</text:p>
          </table:table-cell>
          <table:table-cell office:value-type="float" office:value="-3.7037037037037033" table:style-name="ce154">
            <text:p>–3.70</text:p>
          </table:table-cell>
          <table:table-cell office:value-type="float" office:value="-8.695652173913043" table:style-name="ce154">
            <text:p>–8.70</text:p>
          </table:table-cell>
          <table:table-cell office:value-type="float" office:value="25" table:style-name="ce154">
            <text:p>25.00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21.739130434782609" table:style-name="ce154">
            <text:p>–21.74</text:p>
          </table:table-cell>
          <table:table-cell office:value-type="float" office:value="22.58064516129032" table:style-name="ce154">
            <text:p>22.58</text:p>
          </table:table-cell>
          <table:table-cell office:value-type="float" office:value="-11.427924869880062" table:style-name="ce154">
            <text:p>–11.43</text:p>
          </table:table-cell>
          <table:table-cell office:value-type="float" office:value="-11.664361456892577" table:style-name="ce154">
            <text:p>–11.66</text:p>
          </table:table-cell>
          <table:table-cell office:value-type="float" office:value="-3.7037037037037033" table:style-name="ce154">
            <text:p>–3.70</text:p>
          </table:table-cell>
          <table:table-cell office:value-type="float" office:value="-8.695652173913043" table:style-name="ce154">
            <text:p>–8.70</text:p>
          </table:table-cell>
          <table:table-cell office:value-type="float" office:value="25" table:style-name="ce154">
            <text:p>25.00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21.739130434782609" table:style-name="ce154">
            <text:p>–21.74</text:p>
          </table:table-cell>
          <table:table-cell office:value-type="float" office:value="22.58064516129032" table:style-name="ce154">
            <text:p>22.58</text:p>
          </table:table-cell>
          <table:table-cell office:value-type="float" office:value="15.384615384615385" table:style-name="ce154">
            <text:p>15.38</text:p>
          </table:table-cell>
          <table:table-cell office:value-type="float" office:value="15.384615384615385" table:style-name="ce154">
            <text:p>15.38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-11.50166852057842" table:style-name="ce156">
            <text:p>–11.50</text:p>
          </table:table-cell>
          <table:table-cell office:value-type="float" office:value="-11.278195488721805" table:style-name="ce156">
            <text:p>–11.28</text:p>
          </table:table-cell>
          <table:table-cell office:value-type="float" office:value="-7.7220077220077217" table:style-name="ce156">
            <text:p>–7.72</text:p>
          </table:table-cell>
          <table:table-cell office:value-type="float" office:value="-7.661290322580645" table:style-name="ce156">
            <text:p>–7.66</text:p>
          </table:table-cell>
          <table:table-cell office:value-type="float" office:value="-9.0909090909090917" table:style-name="ce156">
            <text:p>–9.09</text:p>
          </table:table-cell>
          <table:table-cell office:value-type="float" office:value="-19.105691056910569" table:style-name="ce156">
            <text:p>–19.11</text:p>
          </table:table-cell>
          <table:table-cell office:value-type="float" office:value="-17.372881355932204" table:style-name="ce156">
            <text:p>–17.37</text:p>
          </table:table-cell>
          <table:table-cell office:value-type="float" office:value="-60" table:style-name="ce156">
            <text:p>–60.00</text:p>
          </table:table-cell>
          <table:table-cell office:value-type="float" office:value="-11.427924869880062" table:style-name="ce156">
            <text:p>–11.43</text:p>
          </table:table-cell>
          <table:table-cell office:value-type="float" office:value="-11.187739463601533" table:style-name="ce156">
            <text:p>–11.19</text:p>
          </table:table-cell>
          <table:table-cell office:value-type="float" office:value="-7.7220077220077217" table:style-name="ce156">
            <text:p>–7.72</text:p>
          </table:table-cell>
          <table:table-cell office:value-type="float" office:value="-7.661290322580645" table:style-name="ce156">
            <text:p>–7.66</text:p>
          </table:table-cell>
          <table:table-cell office:value-type="float" office:value="-9.0909090909090917" table:style-name="ce156">
            <text:p>–9.09</text:p>
          </table:table-cell>
          <table:table-cell office:value-type="float" office:value="-19.183673469387756" table:style-name="ce156">
            <text:p>–19.18</text:p>
          </table:table-cell>
          <table:table-cell office:value-type="float" office:value="-17.021276595744681" table:style-name="ce156">
            <text:p>–17.02</text:p>
          </table:table-cell>
          <table:table-cell office:value-type="float" office:value="-70" table:style-name="ce156">
            <text:p>–70.00</text:p>
          </table:table-cell>
          <table:table-cell office:value-type="float" office:value="-15.789473684210526" table:style-name="ce156">
            <text:p>–15.79</text:p>
          </table:table-cell>
          <table:table-cell office:value-type="float" office:value="-16" table:style-name="ce156">
            <text:p>–16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 table:style-name="ce50"/>
        </table:table-row>
        <table:table-row table:number-rows-repeated="1048371" table:style-name="ro11">
          <table:table-cell table:number-columns-repeated="16384"/>
        </table:table-row>
        <table:named-expressions>
          <table:named-range table:name="Print_Area" table:cell-range-address="09離-年月別.$A$1:09離-年月別.$Z$204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1年1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7922" table:style-name="ce67">
            <text:p><text:s text:c="3"/>7,922</text:p>
          </table:table-cell>
          <table:table-cell office:value-type="float" office:value="7402" table:style-name="ce67">
            <text:p><text:s text:c="3"/>7,402</text:p>
          </table:table-cell>
          <table:table-cell office:value-type="float" office:value="265" table:style-name="ce67">
            <text:p><text:s text:c="3"/>265</text:p>
          </table:table-cell>
          <table:table-cell office:value-type="float" office:value="250" table:style-name="ce67">
            <text:p><text:s text:c="3"/>250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55" table:style-name="ce67">
            <text:p><text:s text:c="3"/>255</text:p>
          </table:table-cell>
          <table:table-cell office:value-type="float" office:value="213" table:style-name="ce67">
            <text:p><text:s text:c="3"/>213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7828" table:style-name="ce67">
            <text:p><text:s text:c="3"/>7,828</text:p>
          </table:table-cell>
          <table:table-cell office:value-type="float" office:value="7309" table:style-name="ce65">
            <text:p><text:s text:c="3"/>7,309</text:p>
          </table:table-cell>
          <table:table-cell office:value-type="float" office:value="265" table:style-name="ce65">
            <text:p><text:s text:c="3"/>265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254" table:style-name="ce65">
            <text:p><text:s text:c="3"/>254</text:p>
          </table:table-cell>
          <table:table-cell office:value-type="float" office:value="213" table:style-name="ce65">
            <text:p><text:s text:c="3"/>213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93" table:style-name="ce65">
            <text:p><text:s text:c="3"/>93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944" table:style-name="ce43">
            <text:p><text:s text:c="3"/>3,944</text:p>
          </table:table-cell>
          <table:table-cell office:value-type="float" office:value="3862" table:style-name="ce43">
            <text:p><text:s text:c="3"/>3,862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914" table:style-name="ce43">
            <text:p><text:s text:c="3"/>3,914</text:p>
          </table:table-cell>
          <table:table-cell office:value-type="float" office:value="3832" table:style-name="ce47">
            <text:p><text:s text:c="3"/>3,83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978" table:style-name="ce53">
            <text:p><text:s text:c="3"/>3,978</text:p>
          </table:table-cell>
          <table:table-cell office:value-type="float" office:value="3540" table:style-name="ce53">
            <text:p><text:s text:c="3"/>3,540</text:p>
          </table:table-cell>
          <table:table-cell office:value-type="float" office:value="239" table:style-name="ce53">
            <text:p><text:s text:c="3"/>239</text:p>
          </table:table-cell>
          <table:table-cell office:value-type="float" office:value="229" table:style-name="ce53">
            <text:p><text:s text:c="3"/>229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99" table:style-name="ce53">
            <text:p><text:s text:c="3"/>199</text:p>
          </table:table-cell>
          <table:table-cell office:value-type="float" office:value="195" table:style-name="ce53">
            <text:p><text:s text:c="3"/>195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3914" table:style-name="ce53">
            <text:p><text:s text:c="3"/>3,914</text:p>
          </table:table-cell>
          <table:table-cell office:value-type="float" office:value="3477" table:style-name="ce57">
            <text:p><text:s text:c="3"/>3,477</text:p>
          </table:table-cell>
          <table:table-cell office:value-type="float" office:value="239" table:style-name="ce57">
            <text:p><text:s text:c="3"/>239</text:p>
          </table:table-cell>
          <table:table-cell office:value-type="float" office:value="229" table:style-name="ce57">
            <text:p><text:s text:c="3"/>22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98" table:style-name="ce57">
            <text:p><text:s text:c="3"/>198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64" table:style-name="ce53">
            <text:p><text:s text:c="3"/>64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452" table:style-name="ce43">
            <text:p><text:s text:c="3"/>1,452</text:p>
          </table:table-cell>
          <table:table-cell office:value-type="float" office:value="1358" table:style-name="ce43">
            <text:p><text:s text:c="3"/>1,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434" table:style-name="ce43">
            <text:p><text:s text:c="3"/>1,434</text:p>
          </table:table-cell>
          <table:table-cell office:value-type="float" office:value="1340" table:style-name="ce47">
            <text:p><text:s text:c="3"/>1,34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35" table:style-name="ce67">
            <text:p><text:s text:c="3"/>35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21" table:style-name="ce43">
            <text:p><text:s text:c="3"/>721</text:p>
          </table:table-cell>
          <table:table-cell office:value-type="float" office:value="705" table:style-name="ce43">
            <text:p><text:s text:c="3"/>705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717" table:style-name="ce43">
            <text:p><text:s text:c="3"/>717</text:p>
          </table:table-cell>
          <table:table-cell office:value-type="float" office:value="701" table:style-name="ce43">
            <text:p><text:s text:c="3"/>70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731" table:style-name="ce53">
            <text:p><text:s text:c="3"/>731</text:p>
          </table:table-cell>
          <table:table-cell office:value-type="float" office:value="653" table:style-name="ce53">
            <text:p><text:s text:c="3"/>653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717" table:style-name="ce53">
            <text:p><text:s text:c="3"/>717</text:p>
          </table:table-cell>
          <table:table-cell office:value-type="float" office:value="639" table:style-name="ce53">
            <text:p><text:s text:c="3"/>639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700" table:style-name="ce43">
            <text:p><text:s text:c="3"/>700</text:p>
          </table:table-cell>
          <table:table-cell office:value-type="float" office:value="639" table:style-name="ce43">
            <text:p><text:s text:c="3"/>639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698" table:style-name="ce43">
            <text:p><text:s text:c="3"/>698</text:p>
          </table:table-cell>
          <table:table-cell office:value-type="float" office:value="637" table:style-name="ce43">
            <text:p><text:s text:c="3"/>63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49" table:style-name="ce43">
            <text:p><text:s text:c="3"/>349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349" table:style-name="ce43">
            <text:p><text:s text:c="3"/>349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51" table:style-name="ce53">
            <text:p><text:s text:c="3"/>351</text:p>
          </table:table-cell>
          <table:table-cell office:value-type="float" office:value="310" table:style-name="ce53">
            <text:p><text:s text:c="3"/>310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0" table:style-name="ce53">
            <text:p>—</text:p>
          </table:table-cell>
          <table:table-cell office:value-type="float" office:value="349" table:style-name="ce53">
            <text:p><text:s text:c="3"/>349</text:p>
          </table:table-cell>
          <table:table-cell office:value-type="float" office:value="308" table:style-name="ce53">
            <text:p><text:s text:c="3"/>30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0" table:style-name="ce53">
            <text:p>—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880" table:style-name="ce43">
            <text:p><text:s text:c="3"/>880</text:p>
          </table:table-cell>
          <table:table-cell office:value-type="float" office:value="819" table:style-name="ce43">
            <text:p><text:s text:c="3"/>819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868" table:style-name="ce43">
            <text:p><text:s text:c="3"/>868</text:p>
          </table:table-cell>
          <table:table-cell office:value-type="float" office:value="807" table:style-name="ce43">
            <text:p><text:s text:c="3"/>80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36" table:style-name="ce43">
            <text:p><text:s text:c="3"/>436</text:p>
          </table:table-cell>
          <table:table-cell office:value-type="float" office:value="424" table:style-name="ce43">
            <text:p><text:s text:c="3"/>42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34" table:style-name="ce43">
            <text:p><text:s text:c="3"/>434</text:p>
          </table:table-cell>
          <table:table-cell office:value-type="float" office:value="422" table:style-name="ce43">
            <text:p><text:s text:c="3"/>42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44" table:style-name="ce53">
            <text:p><text:s text:c="3"/>444</text:p>
          </table:table-cell>
          <table:table-cell office:value-type="float" office:value="395" table:style-name="ce53">
            <text:p><text:s text:c="3"/>395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0" table:style-name="ce53">
            <text:p>—</text:p>
          </table:table-cell>
          <table:table-cell office:value-type="float" office:value="434" table:style-name="ce53">
            <text:p><text:s text:c="3"/>434</text:p>
          </table:table-cell>
          <table:table-cell office:value-type="float" office:value="385" table:style-name="ce53">
            <text:p><text:s text:c="3"/>385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0" table:style-name="ce53">
            <text:p>—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038" table:style-name="ce43">
            <text:p><text:s text:c="3"/>1,038</text:p>
          </table:table-cell>
          <table:table-cell office:value-type="float" office:value="981" table:style-name="ce43">
            <text:p><text:s text:c="3"/>981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028" table:style-name="ce43">
            <text:p><text:s text:c="3"/>1,028</text:p>
          </table:table-cell>
          <table:table-cell office:value-type="float" office:value="971" table:style-name="ce43">
            <text:p><text:s text:c="3"/>97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518" table:style-name="ce43">
            <text:p><text:s text:c="3"/>518</text:p>
          </table:table-cell>
          <table:table-cell office:value-type="float" office:value="509" table:style-name="ce43">
            <text:p><text:s text:c="3"/>50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14" table:style-name="ce43">
            <text:p><text:s text:c="3"/>514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472" table:style-name="ce53">
            <text:p><text:s text:c="3"/>472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514" table:style-name="ce53">
            <text:p><text:s text:c="3"/>514</text:p>
          </table:table-cell>
          <table:table-cell office:value-type="float" office:value="466" table:style-name="ce53">
            <text:p><text:s text:c="3"/>466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596" table:style-name="ce43">
            <text:p><text:s text:c="3"/>596</text:p>
          </table:table-cell>
          <table:table-cell office:value-type="float" office:value="558" table:style-name="ce43">
            <text:p><text:s text:c="3"/>55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84" table:style-name="ce43">
            <text:p><text:s text:c="3"/>584</text:p>
          </table:table-cell>
          <table:table-cell office:value-type="float" office:value="546" table:style-name="ce43">
            <text:p><text:s text:c="3"/>54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294" table:style-name="ce43">
            <text:p><text:s text:c="3"/>294</text:p>
          </table:table-cell>
          <table:table-cell office:value-type="float" office:value="292" table:style-name="ce43">
            <text:p><text:s text:c="3"/>29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92" table:style-name="ce43">
            <text:p><text:s text:c="3"/>292</text:p>
          </table:table-cell>
          <table:table-cell office:value-type="float" office:value="290" table:style-name="ce43">
            <text:p><text:s text:c="3"/>29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302" table:style-name="ce53">
            <text:p><text:s text:c="3"/>302</text:p>
          </table:table-cell>
          <table:table-cell office:value-type="float" office:value="266" table:style-name="ce53">
            <text:p><text:s text:c="3"/>266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0" table:style-name="ce53">
            <text:p>—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0" table:style-name="ce53">
            <text:p>—</text:p>
          </table:table-cell>
          <table:table-cell office:value-type="float" office:value="292" table:style-name="ce53">
            <text:p><text:s text:c="3"/>292</text:p>
          </table:table-cell>
          <table:table-cell office:value-type="float" office:value="256" table:style-name="ce53">
            <text:p><text:s text:c="3"/>256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0" table:style-name="ce53">
            <text:p>—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0" table:style-name="ce53">
            <text:p>—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942" table:style-name="ce43">
            <text:p><text:s text:c="3"/>942</text:p>
          </table:table-cell>
          <table:table-cell office:value-type="float" office:value="891" table:style-name="ce43">
            <text:p><text:s text:c="3"/>891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926" table:style-name="ce43">
            <text:p><text:s text:c="3"/>926</text:p>
          </table:table-cell>
          <table:table-cell office:value-type="float" office:value="875" table:style-name="ce43">
            <text:p><text:s text:c="3"/>87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71" table:style-name="ce43">
            <text:p><text:s text:c="3"/>471</text:p>
          </table:table-cell>
          <table:table-cell office:value-type="float" office:value="463" table:style-name="ce43">
            <text:p><text:s text:c="3"/>46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63" table:style-name="ce43">
            <text:p><text:s text:c="3"/>463</text:p>
          </table:table-cell>
          <table:table-cell office:value-type="float" office:value="455" table:style-name="ce43">
            <text:p><text:s text:c="3"/>45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471" table:style-name="ce53">
            <text:p><text:s text:c="3"/>471</text:p>
          </table:table-cell>
          <table:table-cell office:value-type="float" office:value="428" table:style-name="ce53">
            <text:p><text:s text:c="3"/>428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463" table:style-name="ce53">
            <text:p><text:s text:c="3"/>463</text:p>
          </table:table-cell>
          <table:table-cell office:value-type="float" office:value="420" table:style-name="ce53">
            <text:p><text:s text:c="3"/>420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282" table:style-name="ce183">
            <text:p><text:s text:c="3"/>2,282</text:p>
          </table:table-cell>
          <table:table-cell office:value-type="float" office:value="2127" table:style-name="ce183">
            <text:p><text:s text:c="3"/>2,127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258" table:style-name="ce183">
            <text:p><text:s text:c="3"/>2,258</text:p>
          </table:table-cell>
          <table:table-cell office:value-type="float" office:value="2104" table:style-name="ce183">
            <text:p><text:s text:c="3"/>2,104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78" table:style-name="ce183">
            <text:p><text:s text:c="3"/>78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139" table:style-name="ce185">
            <text:p><text:s text:c="3"/>1,139</text:p>
          </table:table-cell>
          <table:table-cell office:value-type="float" office:value="1124" table:style-name="ce185">
            <text:p><text:s text:c="3"/>1,12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129" table:style-name="ce185">
            <text:p><text:s text:c="3"/>1,129</text:p>
          </table:table-cell>
          <table:table-cell office:value-type="float" office:value="1114" table:style-name="ce185">
            <text:p><text:s text:c="3"/>1,11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143" table:style-name="ce187">
            <text:p><text:s text:c="3"/>1,143</text:p>
          </table:table-cell>
          <table:table-cell office:value-type="float" office:value="1003" table:style-name="ce187">
            <text:p><text:s text:c="3"/>1,003</text:p>
          </table:table-cell>
          <table:table-cell office:value-type="float" office:value="72" table:style-name="ce187">
            <text:p><text:s text:c="3"/>72</text:p>
          </table:table-cell>
          <table:table-cell office:value-type="float" office:value="70" table:style-name="ce187">
            <text:p><text:s text:c="3"/>7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8" table:style-name="ce53">
            <text:p><text:s text:c="3"/>68</text:p>
          </table:table-cell>
          <table:table-cell office:value-type="float" office:value="67" table:style-name="ce187">
            <text:p><text:s text:c="3"/>6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129" table:style-name="ce187">
            <text:p><text:s text:c="3"/>1,129</text:p>
          </table:table-cell>
          <table:table-cell office:value-type="float" office:value="990" table:style-name="ce187">
            <text:p><text:s text:c="3"/>990</text:p>
          </table:table-cell>
          <table:table-cell office:value-type="float" office:value="72" table:style-name="ce187">
            <text:p><text:s text:c="3"/>72</text:p>
          </table:table-cell>
          <table:table-cell office:value-type="float" office:value="70" table:style-name="ce187">
            <text:p><text:s text:c="3"/>7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7" table:style-name="ce187">
            <text:p><text:s text:c="3"/>67</text:p>
          </table:table-cell>
          <table:table-cell office:value-type="float" office:value="67" table:style-name="ce187">
            <text:p><text:s text:c="3"/>67</text:p>
          </table:table-cell>
          <table:table-cell office:value-type="float" office:value="0" table:style-name="ce187">
            <text:p>—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34" table:style-name="ce119">
            <text:p><text:s text:c="3"/>134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34" table:style-name="ce119">
            <text:p><text:s text:c="3"/>134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186" table:style-name="ce119">
            <text:p><text:s text:c="3"/>186</text:p>
          </table:table-cell>
          <table:table-cell office:value-type="float" office:value="168" table:style-name="ce119">
            <text:p><text:s text:c="3"/>16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6" table:style-name="ce119">
            <text:p><text:s text:c="3"/>186</text:p>
          </table:table-cell>
          <table:table-cell office:value-type="float" office:value="168" table:style-name="ce119">
            <text:p><text:s text:c="3"/>168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3" table:style-name="ce119">
            <text:p><text:s text:c="3"/>93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3" table:style-name="ce119">
            <text:p><text:s text:c="3"/>93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3" table:style-name="ce125">
            <text:p><text:s text:c="3"/>9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93" table:style-name="ce125">
            <text:p><text:s text:c="3"/>9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285" table:style-name="ce119">
            <text:p><text:s text:c="3"/>28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50" table:style-name="ce125">
            <text:p><text:s text:c="3"/>150</text:p>
          </table:table-cell>
          <table:table-cell office:value-type="float" office:value="137" table:style-name="ce125">
            <text:p><text:s text:c="3"/>13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149" table:style-name="ce119">
            <text:p><text:s text:c="3"/>14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154" table:style-name="ce113">
            <text:p><text:s text:c="3"/>15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3" table:style-name="ce125">
            <text:p><text:s text:c="3"/>8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83" table:style-name="ce125">
            <text:p><text:s text:c="3"/>8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76" table:style-name="ce119">
            <text:p><text:s text:c="3"/>176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174" table:style-name="ce119">
            <text:p><text:s text:c="3"/>174</text:p>
          </table:table-cell>
          <table:table-cell office:value-type="float" office:value="159" table:style-name="ce119">
            <text:p><text:s text:c="3"/>159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8" table:style-name="ce119">
            <text:p><text:s text:c="3"/>298</text:p>
          </table:table-cell>
          <table:table-cell office:value-type="float" office:value="275" table:style-name="ce119">
            <text:p><text:s text:c="3"/>275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49" table:style-name="ce119">
            <text:p><text:s text:c="3"/>149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51" table:style-name="ce125">
            <text:p><text:s text:c="3"/>151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49" table:style-name="ce125">
            <text:p><text:s text:c="3"/>149</text:p>
          </table:table-cell>
          <table:table-cell office:value-type="float" office:value="128" table:style-name="ce125">
            <text:p><text:s text:c="3"/>12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1" table:style-name="ce119">
            <text:p><text:s text:c="3"/>7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35" table:style-name="ce125">
            <text:p><text:s text:c="3"/>3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35" table:style-name="ce125">
            <text:p><text:s text:c="3"/>3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58" table:style-name="ce119">
            <text:p><text:s text:c="3"/>158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45" table:style-name="ce119">
            <text:p><text:s text:c="3"/>14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1" table:style-name="ce119">
            <text:p><text:s text:c="3"/>7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1" table:style-name="ce119">
            <text:p><text:s text:c="3"/>7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9" table:style-name="ce67">
            <text:p><text:s text:c="3"/>29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8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/>
            <text:p>110年</text:p>
            <text:p/>
          </table:table-cell>
          <table:table-cell office:value-type="string" table:style-name="ce142">
            <text:p>計</text:p>
          </table:table-cell>
          <table:table-cell office:value-type="float" office:value="95774" table:style-name="ce67">
            <text:p><text:s text:c="3"/>95,774</text:p>
          </table:table-cell>
          <table:table-cell office:value-type="float" office:value="89245" table:style-name="ce67">
            <text:p><text:s text:c="3"/>89,245</text:p>
          </table:table-cell>
          <table:table-cell office:value-type="float" office:value="89234" table:style-name="ce67">
            <text:p><text:s text:c="3"/>89,234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963" table:style-name="ce67">
            <text:p><text:s text:c="3"/>2,963</text:p>
          </table:table-cell>
          <table:table-cell office:value-type="float" office:value="1550" table:style-name="ce67">
            <text:p><text:s text:c="3"/>1,550</text:p>
          </table:table-cell>
          <table:table-cell office:value-type="float" office:value="1413" table:style-name="ce67">
            <text:p><text:s text:c="3"/>1,413</text:p>
          </table:table-cell>
          <table:table-cell office:value-type="float" office:value="162" table:style-name="ce67">
            <text:p><text:s text:c="3"/>162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75" table:style-name="ce67">
            <text:p><text:s text:c="3"/>75</text:p>
          </table:table-cell>
          <table:table-cell office:value-type="float" office:value="3404" table:style-name="ce67">
            <text:p><text:s text:c="3"/>3,404</text:p>
          </table:table-cell>
          <table:table-cell office:value-type="float" office:value="1984" table:style-name="ce67">
            <text:p><text:s text:c="3"/>1,984</text:p>
          </table:table-cell>
          <table:table-cell office:value-type="float" office:value="1420" table:style-name="ce67">
            <text:p><text:s text:c="3"/>1,420</text:p>
          </table:table-cell>
          <table:table-cell office:value-type="float" office:value="2911" table:style-name="ce67">
            <text:p><text:s text:c="3"/>2,911</text:p>
          </table:table-cell>
          <table:table-cell office:value-type="float" office:value="1963" table:style-name="ce67">
            <text:p><text:s text:c="3"/>1,963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493" table:style-name="ce67">
            <text:p><text:s text:c="3"/>493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472" table:style-name="ce67">
            <text:p><text:s text:c="3"/>472</text:p>
          </table:table-cell>
          <table:table-cell office:value-type="float" office:value="94758" table:style-name="ce222">
            <text:p><text:s text:c="3"/>94,758</text:p>
          </table:table-cell>
          <table:table-cell office:value-type="float" office:value="88236" table:style-name="ce222">
            <text:p><text:s text:c="3"/>88,236</text:p>
          </table:table-cell>
          <table:table-cell office:value-type="float" office:value="88225" table:style-name="ce222">
            <text:p><text:s text:c="3"/>88,225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962" table:style-name="ce222">
            <text:p><text:s text:c="3"/>2,962</text:p>
          </table:table-cell>
          <table:table-cell office:value-type="float" office:value="1549" table:style-name="ce222">
            <text:p><text:s text:c="3"/>1,549</text:p>
          </table:table-cell>
          <table:table-cell office:value-type="float" office:value="1413" table:style-name="ce222">
            <text:p><text:s text:c="3"/>1,413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3398" table:style-name="ce222">
            <text:p><text:s text:c="3"/>3,398</text:p>
          </table:table-cell>
          <table:table-cell office:value-type="float" office:value="1982" table:style-name="ce222">
            <text:p><text:s text:c="3"/>1,982</text:p>
          </table:table-cell>
          <table:table-cell office:value-type="float" office:value="1416" table:style-name="ce222">
            <text:p><text:s text:c="3"/>1,416</text:p>
          </table:table-cell>
          <table:table-cell office:value-type="float" office:value="2909" table:style-name="ce222">
            <text:p><text:s text:c="3"/>2,909</text:p>
          </table:table-cell>
          <table:table-cell office:value-type="float" office:value="1961" table:style-name="ce222">
            <text:p><text:s text:c="3"/>1,961</text:p>
          </table:table-cell>
          <table:table-cell office:value-type="float" office:value="948" table:style-name="ce222">
            <text:p><text:s text:c="3"/>948</text:p>
          </table:table-cell>
          <table:table-cell office:value-type="float" office:value="489" table:style-name="ce222">
            <text:p><text:s text:c="3"/>489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468" table:style-name="ce222">
            <text:p><text:s text:c="3"/>468</text:p>
          </table:table-cell>
          <table:table-cell office:value-type="float" office:value="1016" table:style-name="ce222">
            <text:p><text:s text:c="3"/>1,016</text:p>
          </table:table-cell>
          <table:table-cell office:value-type="float" office:value="1009" table:style-name="ce222">
            <text:p><text:s text:c="3"/>1,009</text:p>
          </table:table-cell>
          <table:table-cell office:value-type="float" office:value="1009" table:style-name="ce222">
            <text:p><text:s text:c="3"/>1,009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7631" table:style-name="ce43">
            <text:p><text:s text:c="3"/>47,631</text:p>
          </table:table-cell>
          <table:table-cell office:value-type="float" office:value="46756" table:style-name="ce43">
            <text:p><text:s text:c="3"/>46,756</text:p>
          </table:table-cell>
          <table:table-cell office:value-type="float" office:value="46748" table:style-name="ce43">
            <text:p><text:s text:c="3"/>46,74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04" table:style-name="ce43">
            <text:p><text:s text:c="3"/>204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71" table:style-name="ce43">
            <text:p><text:s text:c="3"/>171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599" table:style-name="ce43">
            <text:p><text:s text:c="3"/>599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54" table:style-name="ce43">
            <text:p><text:s text:c="3"/>554</text:p>
          </table:table-cell>
          <table:table-cell office:value-type="float" office:value="220" table:style-name="ce43">
            <text:p><text:s text:c="3"/>22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192" table:style-name="ce43">
            <text:p><text:s text:c="3"/>192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362" table:style-name="ce43">
            <text:p><text:s text:c="3"/>362</text:p>
          </table:table-cell>
          <table:table-cell office:value-type="float" office:value="47379" table:style-name="ce227">
            <text:p><text:s text:c="3"/>47,379</text:p>
          </table:table-cell>
          <table:table-cell office:value-type="float" office:value="46505" table:style-name="ce227">
            <text:p><text:s text:c="3"/>46,505</text:p>
          </table:table-cell>
          <table:table-cell office:value-type="float" office:value="46497" table:style-name="ce227">
            <text:p><text:s text:c="3"/>46,49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04" table:style-name="ce227">
            <text:p><text:s text:c="3"/>204</text:p>
          </table:table-cell>
          <table:table-cell office:value-type="float" office:value="33" table:style-name="ce227">
            <text:p><text:s text:c="3"/>33</text:p>
          </table:table-cell>
          <table:table-cell office:value-type="float" office:value="171" table:style-name="ce227">
            <text:p><text:s text:c="3"/>171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2" table:style-name="ce227">
            <text:p><text:s text:c="3"/>32</text:p>
          </table:table-cell>
          <table:table-cell office:value-type="float" office:value="40" table:style-name="ce227">
            <text:p><text:s text:c="3"/>40</text:p>
          </table:table-cell>
          <table:table-cell office:value-type="float" office:value="598" table:style-name="ce227">
            <text:p><text:s text:c="3"/>598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53" table:style-name="ce227">
            <text:p><text:s text:c="3"/>553</text:p>
          </table:table-cell>
          <table:table-cell office:value-type="float" office:value="220" table:style-name="ce227">
            <text:p><text:s text:c="3"/>220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192" table:style-name="ce227">
            <text:p><text:s text:c="3"/>192</text:p>
          </table:table-cell>
          <table:table-cell office:value-type="float" office:value="378" table:style-name="ce227">
            <text:p><text:s text:c="3"/>378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361" table:style-name="ce227">
            <text:p><text:s text:c="3"/>361</text:p>
          </table:table-cell>
          <table:table-cell office:value-type="float" office:value="252" table:style-name="ce227">
            <text:p><text:s text:c="3"/>252</text:p>
          </table:table-cell>
          <table:table-cell office:value-type="float" office:value="251" table:style-name="ce227">
            <text:p><text:s text:c="3"/>251</text:p>
          </table:table-cell>
          <table:table-cell office:value-type="float" office:value="251" table:style-name="ce227">
            <text:p><text:s text:c="3"/>25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8143" table:style-name="ce53">
            <text:p><text:s text:c="3"/>48,143</text:p>
          </table:table-cell>
          <table:table-cell office:value-type="float" office:value="42489" table:style-name="ce53">
            <text:p><text:s text:c="3"/>42,489</text:p>
          </table:table-cell>
          <table:table-cell office:value-type="float" office:value="42486" table:style-name="ce53">
            <text:p><text:s text:c="3"/>42,48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759" table:style-name="ce53">
            <text:p><text:s text:c="3"/>2,759</text:p>
          </table:table-cell>
          <table:table-cell office:value-type="float" office:value="1517" table:style-name="ce53">
            <text:p><text:s text:c="3"/>1,517</text:p>
          </table:table-cell>
          <table:table-cell office:value-type="float" office:value="1242" table:style-name="ce53">
            <text:p><text:s text:c="3"/>1,242</text:p>
          </table:table-cell>
          <table:table-cell office:value-type="float" office:value="90" table:style-name="ce53">
            <text:p><text:s text:c="3"/>90</text:p>
          </table:table-cell>
          <table:table-cell office:value-type="float" office:value="55" table:style-name="ce53">
            <text:p><text:s text:c="3"/>55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805" table:style-name="ce53">
            <text:p><text:s text:c="3"/>2,805</text:p>
          </table:table-cell>
          <table:table-cell office:value-type="float" office:value="1939" table:style-name="ce53">
            <text:p><text:s text:c="3"/>1,939</text:p>
          </table:table-cell>
          <table:table-cell office:value-type="float" office:value="866" table:style-name="ce53">
            <text:p><text:s text:c="3"/>866</text:p>
          </table:table-cell>
          <table:table-cell office:value-type="float" office:value="2691" table:style-name="ce53">
            <text:p><text:s text:c="3"/>2,691</text:p>
          </table:table-cell>
          <table:table-cell office:value-type="float" office:value="1935" table:style-name="ce53">
            <text:p><text:s text:c="3"/>1,935</text:p>
          </table:table-cell>
          <table:table-cell office:value-type="float" office:value="756" table:style-name="ce53">
            <text:p><text:s text:c="3"/>756</text:p>
          </table:table-cell>
          <table:table-cell office:value-type="float" office:value="114" table:style-name="ce53">
            <text:p><text:s text:c="3"/>11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10" table:style-name="ce53">
            <text:p><text:s text:c="3"/>110</text:p>
          </table:table-cell>
          <table:table-cell office:value-type="float" office:value="47379" table:style-name="ce233">
            <text:p><text:s text:c="3"/>47,379</text:p>
          </table:table-cell>
          <table:table-cell office:value-type="float" office:value="41731" table:style-name="ce233">
            <text:p><text:s text:c="3"/>41,731</text:p>
          </table:table-cell>
          <table:table-cell office:value-type="float" office:value="41728" table:style-name="ce233">
            <text:p><text:s text:c="3"/>41,728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758" table:style-name="ce233">
            <text:p><text:s text:c="3"/>2,758</text:p>
          </table:table-cell>
          <table:table-cell office:value-type="float" office:value="1516" table:style-name="ce233">
            <text:p><text:s text:c="3"/>1,516</text:p>
          </table:table-cell>
          <table:table-cell office:value-type="float" office:value="1242" table:style-name="ce233">
            <text:p><text:s text:c="3"/>1,242</text:p>
          </table:table-cell>
          <table:table-cell office:value-type="float" office:value="90" table:style-name="ce233">
            <text:p><text:s text:c="3"/>90</text:p>
          </table:table-cell>
          <table:table-cell office:value-type="float" office:value="55" table:style-name="ce233">
            <text:p><text:s text:c="3"/>55</text:p>
          </table:table-cell>
          <table:table-cell office:value-type="float" office:value="35" table:style-name="ce233">
            <text:p><text:s text:c="3"/>35</text:p>
          </table:table-cell>
          <table:table-cell office:value-type="float" office:value="2800" table:style-name="ce233">
            <text:p><text:s text:c="3"/>2,800</text:p>
          </table:table-cell>
          <table:table-cell office:value-type="float" office:value="1937" table:style-name="ce233">
            <text:p><text:s text:c="3"/>1,937</text:p>
          </table:table-cell>
          <table:table-cell office:value-type="float" office:value="863" table:style-name="ce233">
            <text:p><text:s text:c="3"/>863</text:p>
          </table:table-cell>
          <table:table-cell office:value-type="float" office:value="2689" table:style-name="ce233">
            <text:p><text:s text:c="3"/>2,689</text:p>
          </table:table-cell>
          <table:table-cell office:value-type="float" office:value="1933" table:style-name="ce233">
            <text:p><text:s text:c="3"/>1,933</text:p>
          </table:table-cell>
          <table:table-cell office:value-type="float" office:value="756" table:style-name="ce233">
            <text:p><text:s text:c="3"/>756</text:p>
          </table:table-cell>
          <table:table-cell office:value-type="float" office:value="111" table:style-name="ce233">
            <text:p><text:s text:c="3"/>111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764" table:style-name="ce233">
            <text:p><text:s text:c="3"/>764</text:p>
          </table:table-cell>
          <table:table-cell office:value-type="float" office:value="758" table:style-name="ce233">
            <text:p><text:s text:c="3"/>758</text:p>
          </table:table-cell>
          <table:table-cell office:value-type="float" office:value="758" table:style-name="ce233">
            <text:p><text:s text:c="3"/>758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0" table:style-name="ce233">
            <text:p>—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0" table:style-name="ce244">
            <text:p>—</text:p>
          </table:table-cell>
          <table:table-cell office:value-type="float" office:value="3" table:style-name="ce244">
            <text:p><text:s text:c="3"/>3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268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6512" table:style-name="ce113">
            <text:p><text:s text:c="3"/>6,512</text:p>
          </table:table-cell>
          <table:table-cell office:value-type="float" office:value="6065" table:style-name="ce113">
            <text:p><text:s text:c="3"/>6,065</text:p>
          </table:table-cell>
          <table:table-cell office:value-type="float" office:value="6064" table:style-name="ce113">
            <text:p><text:s text:c="3"/>6,06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6452" table:style-name="ce247">
            <text:p><text:s text:c="3"/>6,452</text:p>
          </table:table-cell>
          <table:table-cell office:value-type="float" office:value="6005" table:style-name="ce248">
            <text:p><text:s text:c="3"/>6,005</text:p>
          </table:table-cell>
          <table:table-cell office:value-type="float" office:value="6004" table:style-name="ce248">
            <text:p><text:s text:c="3"/>6,00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4" table:style-name="ce248">
            <text:p><text:s text:c="3"/>214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19">
            <text:p><text:s text:c="3"/>3,240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226" table:style-name="ce250">
            <text:p><text:s text:c="3"/>3,226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272" table:style-name="ce125">
            <text:p><text:s text:c="3"/>3,272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69" table:style-name="ce125">
            <text:p><text:s text:c="3"/>169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226" table:style-name="ce256">
            <text:p><text:s text:c="3"/>3,226</text:p>
          </table:table-cell>
          <table:table-cell office:value-type="float" office:value="2847" table:style-name="ce146">
            <text:p><text:s text:c="3"/>2,847</text:p>
          </table:table-cell>
          <table:table-cell office:value-type="float" office:value="2846" table:style-name="ce146">
            <text:p><text:s text:c="3"/>2,84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5" table:style-name="ce146">
            <text:p><text:s text:c="3"/>115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686" table:style-name="ce113">
            <text:p><text:s text:c="3"/>7,686</text:p>
          </table:table-cell>
          <table:table-cell office:value-type="float" office:value="7134" table:style-name="ce113">
            <text:p><text:s text:c="3"/>7,134</text:p>
          </table:table-cell>
          <table:table-cell office:value-type="float" office:value="7133" table:style-name="ce113">
            <text:p><text:s text:c="3"/>7,13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636" table:style-name="ce247">
            <text:p><text:s text:c="3"/>7,636</text:p>
          </table:table-cell>
          <table:table-cell office:value-type="float" office:value="7084" table:style-name="ce248">
            <text:p><text:s text:c="3"/>7,084</text:p>
          </table:table-cell>
          <table:table-cell office:value-type="float" office:value="7083" table:style-name="ce248">
            <text:p><text:s text:c="3"/>7,08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21" table:style-name="ce248">
            <text:p><text:s text:c="3"/>121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5" table:style-name="ce248">
            <text:p><text:s text:c="3"/>295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3751" table:style-name="ce119">
            <text:p><text:s text:c="3"/>3,751</text:p>
          </table:table-cell>
          <table:table-cell office:value-type="float" office:value="3750" table:style-name="ce119">
            <text:p><text:s text:c="3"/>3,7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818" table:style-name="ce250">
            <text:p><text:s text:c="3"/>3,818</text:p>
          </table:table-cell>
          <table:table-cell office:value-type="float" office:value="3735" table:style-name="ce145">
            <text:p><text:s text:c="3"/>3,735</text:p>
          </table:table-cell>
          <table:table-cell office:value-type="float" office:value="3734" table:style-name="ce145">
            <text:p><text:s text:c="3"/>3,73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52" table:style-name="ce125">
            <text:p><text:s text:c="3"/>3,852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0" table:style-name="ce125">
            <text:p>—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18" table:style-name="ce125">
            <text:p><text:s text:c="3"/>11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818" table:style-name="ce256">
            <text:p><text:s text:c="3"/>3,818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0" table:style-name="ce146">
            <text:p>—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4" table:style-name="ce146">
            <text:p><text:s text:c="3"/>164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63" table:style-name="ce146">
            <text:p><text:s text:c="3"/>163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230" table:style-name="ce113">
            <text:p><text:s text:c="3"/>8,230</text:p>
          </table:table-cell>
          <table:table-cell office:value-type="float" office:value="7705" table:style-name="ce113">
            <text:p><text:s text:c="3"/>7,705</text:p>
          </table:table-cell>
          <table:table-cell office:value-type="float" office:value="7704" table:style-name="ce113">
            <text:p><text:s text:c="3"/>7,7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07" table:style-name="ce113">
            <text:p><text:s text:c="3"/>107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67" table:style-name="ce113">
            <text:p><text:s text:c="3"/>16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8146" table:style-name="ce247">
            <text:p><text:s text:c="3"/>8,146</text:p>
          </table:table-cell>
          <table:table-cell office:value-type="float" office:value="7622" table:style-name="ce248">
            <text:p><text:s text:c="3"/>7,622</text:p>
          </table:table-cell>
          <table:table-cell office:value-type="float" office:value="7621" table:style-name="ce248">
            <text:p><text:s text:c="3"/>7,62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7" table:style-name="ce248">
            <text:p><text:s text:c="3"/>22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07" table:style-name="ce248">
            <text:p><text:s text:c="3"/>107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67" table:style-name="ce248">
            <text:p><text:s text:c="3"/>16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71" table:style-name="ce248">
            <text:p><text:s text:c="3"/>71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19">
            <text:p><text:s text:c="3"/>4,093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073" table:style-name="ce250">
            <text:p><text:s text:c="3"/>4,073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0" table:style-name="ce145">
            <text:p>—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0" table:style-name="ce145">
            <text:p>—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137" table:style-name="ce125">
            <text:p><text:s text:c="3"/>4,137</text:p>
          </table:table-cell>
          <table:table-cell office:value-type="float" office:value="3678" table:style-name="ce125">
            <text:p><text:s text:c="3"/>3,678</text:p>
          </table:table-cell>
          <table:table-cell office:value-type="float" office:value="3677" table:style-name="ce125">
            <text:p><text:s text:c="3"/>3,67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66" table:style-name="ce125">
            <text:p><text:s text:c="3"/>166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073" table:style-name="ce256">
            <text:p><text:s text:c="3"/>4,073</text:p>
          </table:table-cell>
          <table:table-cell office:value-type="float" office:value="3615" table:style-name="ce146">
            <text:p><text:s text:c="3"/>3,615</text:p>
          </table:table-cell>
          <table:table-cell office:value-type="float" office:value="3614" table:style-name="ce146">
            <text:p><text:s text:c="3"/>3,61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6" table:style-name="ce146">
            <text:p><text:s text:c="3"/>216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97" table:style-name="ce146">
            <text:p><text:s text:c="3"/>9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66" table:style-name="ce146">
            <text:p><text:s text:c="3"/>166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64" table:style-name="ce256">
            <text:p><text:s text:c="3"/>64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14" table:style-name="ce113">
            <text:p><text:s text:c="3"/>8,114</text:p>
          </table:table-cell>
          <table:table-cell office:value-type="float" office:value="7582" table:style-name="ce113">
            <text:p><text:s text:c="3"/>7,582</text:p>
          </table:table-cell>
          <table:table-cell office:value-type="float" office:value="7579" table:style-name="ce113">
            <text:p><text:s text:c="3"/>7,57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108" table:style-name="ce113">
            <text:p><text:s text:c="3"/>108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1" table:style-name="ce113">
            <text:p><text:s text:c="3"/>29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2" table:style-name="ce113">
            <text:p><text:s text:c="3"/>252</text:p>
          </table:table-cell>
          <table:table-cell office:value-type="float" office:value="170" table:style-name="ce113">
            <text:p><text:s text:c="3"/>170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8040" table:style-name="ce247">
            <text:p><text:s text:c="3"/>8,04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6" table:style-name="ce248">
            <text:p><text:s text:c="3"/>7,50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108" table:style-name="ce248">
            <text:p><text:s text:c="3"/>108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0" table:style-name="ce248">
            <text:p><text:s text:c="3"/>290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252" table:style-name="ce248">
            <text:p><text:s text:c="3"/>252</text:p>
          </table:table-cell>
          <table:table-cell office:value-type="float" office:value="170" table:style-name="ce248">
            <text:p><text:s text:c="3"/>170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74" table:style-name="ce247">
            <text:p><text:s text:c="3"/>74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038" table:style-name="ce119">
            <text:p><text:s text:c="3"/>4,038</text:p>
          </table:table-cell>
          <table:table-cell office:value-type="float" office:value="3969" table:style-name="ce119">
            <text:p><text:s text:c="3"/>3,969</text:p>
          </table:table-cell>
          <table:table-cell office:value-type="float" office:value="3967" table:style-name="ce119">
            <text:p><text:s text:c="3"/>3,96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20" table:style-name="ce250">
            <text:p><text:s text:c="3"/>4,020</text:p>
          </table:table-cell>
          <table:table-cell office:value-type="float" office:value="3951" table:style-name="ce145">
            <text:p><text:s text:c="3"/>3,951</text:p>
          </table:table-cell>
          <table:table-cell office:value-type="float" office:value="3949" table:style-name="ce145">
            <text:p><text:s text:c="3"/>3,94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76" table:style-name="ce125">
            <text:p><text:s text:c="3"/>4,076</text:p>
          </table:table-cell>
          <table:table-cell office:value-type="float" office:value="3613" table:style-name="ce125">
            <text:p><text:s text:c="3"/>3,613</text:p>
          </table:table-cell>
          <table:table-cell office:value-type="float" office:value="3612" table:style-name="ce125">
            <text:p><text:s text:c="3"/>3,6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0" table:style-name="ce125">
            <text:p><text:s text:c="3"/>21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2" table:style-name="ce125">
            <text:p><text:s text:c="3"/>242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230" table:style-name="ce125">
            <text:p><text:s text:c="3"/>230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20" table:style-name="ce256">
            <text:p><text:s text:c="3"/>4,020</text:p>
          </table:table-cell>
          <table:table-cell office:value-type="float" office:value="3558" table:style-name="ce146">
            <text:p><text:s text:c="3"/>3,558</text:p>
          </table:table-cell>
          <table:table-cell office:value-type="float" office:value="3557" table:style-name="ce146">
            <text:p><text:s text:c="3"/>3,557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94" table:style-name="ce146">
            <text:p><text:s text:c="3"/>94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22" table:style-name="ce113">
            <text:p><text:s text:c="3"/>8,122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0" table:style-name="ce113">
            <text:p>—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0" table:style-name="ce247">
            <text:p><text:s text:c="3"/>8,03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0" table:style-name="ce248">
            <text:p>—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92" table:style-name="ce247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1" table:style-name="ce119">
            <text:p><text:s text:c="3"/>4,03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15" table:style-name="ce250">
            <text:p><text:s text:c="3"/>4,01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0" table:style-name="ce145">
            <text:p>—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2" table:style-name="ce145">
            <text:p><text:s text:c="3"/>4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91" table:style-name="ce125">
            <text:p><text:s text:c="3"/>4,091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0" table:style-name="ce125">
            <text:p>—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015" table:style-name="ce256">
            <text:p><text:s text:c="3"/>4,015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0" table:style-name="ce146">
            <text:p>—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71" table:style-name="ce146">
            <text:p><text:s text:c="3"/>71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578" table:style-name="ce113">
            <text:p><text:s text:c="3"/>8,57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0" table:style-name="ce113">
            <text:p>—</text:p>
          </table:table-cell>
          <table:table-cell office:value-type="float" office:value="244" table:style-name="ce113">
            <text:p><text:s text:c="3"/>24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116" table:style-name="ce113">
            <text:p><text:s text:c="3"/>11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8458" table:style-name="ce247">
            <text:p><text:s text:c="3"/>8,458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0" table:style-name="ce248">
            <text:p>—</text:p>
          </table:table-cell>
          <table:table-cell office:value-type="float" office:value="244" table:style-name="ce248">
            <text:p><text:s text:c="3"/>244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116" table:style-name="ce248">
            <text:p><text:s text:c="3"/>116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309" table:style-name="ce248">
            <text:p><text:s text:c="3"/>309</text:p>
          </table:table-cell>
          <table:table-cell office:value-type="float" office:value="196" table:style-name="ce248">
            <text:p><text:s text:c="3"/>196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66" table:style-name="ce248">
            <text:p><text:s text:c="3"/>66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7" table:style-name="ce248">
            <text:p><text:s text:c="3"/>47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253" table:style-name="ce119">
            <text:p><text:s text:c="3"/>4,253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229" table:style-name="ce250">
            <text:p><text:s text:c="3"/>4,229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0" table:style-name="ce145">
            <text:p>—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9" table:style-name="ce251">
            <text:p><text:s text:c="3"/>3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25" table:style-name="ce125">
            <text:p><text:s text:c="3"/>4,325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0" table:style-name="ce125">
            <text:p>—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126" table:style-name="ce125">
            <text:p><text:s text:c="3"/>126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51" table:style-name="ce125">
            <text:p><text:s text:c="3"/>25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229" table:style-name="ce256">
            <text:p><text:s text:c="3"/>4,229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0" table:style-name="ce146">
            <text:p>—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126" table:style-name="ce146">
            <text:p><text:s text:c="3"/>126</text:p>
          </table:table-cell>
          <table:table-cell office:value-type="float" office:value="101" table:style-name="ce146">
            <text:p><text:s text:c="3"/>101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50" table:style-name="ce146">
            <text:p><text:s text:c="3"/>250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96" table:style-name="ce256">
            <text:p><text:s text:c="3"/>96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940" table:style-name="ce113">
            <text:p><text:s text:c="3"/>8,940</text:p>
          </table:table-cell>
          <table:table-cell office:value-type="float" office:value="8354" table:style-name="ce113">
            <text:p><text:s text:c="3"/>8,354</text:p>
          </table:table-cell>
          <table:table-cell office:value-type="float" office:value="8354" table:style-name="ce113">
            <text:p><text:s text:c="3"/>8,354</text:p>
          </table:table-cell>
          <table:table-cell office:value-type="float" office:value="0" table:style-name="ce113">
            <text:p>—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46" table:style-name="ce113">
            <text:p><text:s text:c="3"/>146</text:p>
          </table:table-cell>
          <table:table-cell office:value-type="float" office:value="125" table:style-name="ce113">
            <text:p><text:s text:c="3"/>12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180" table:style-name="ce113">
            <text:p><text:s text:c="3"/>180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3" table:style-name="ce248">
            <text:p><text:s text:c="3"/>8,253</text:p>
          </table:table-cell>
          <table:table-cell office:value-type="float" office:value="8253" table:style-name="ce248">
            <text:p><text:s text:c="3"/>8,253</text:p>
          </table:table-cell>
          <table:table-cell office:value-type="float" office:value="0" table:style-name="ce248">
            <text:p>—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46" table:style-name="ce248">
            <text:p><text:s text:c="3"/>146</text:p>
          </table:table-cell>
          <table:table-cell office:value-type="float" office:value="125" table:style-name="ce248">
            <text:p><text:s text:c="3"/>12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99" table:style-name="ce248">
            <text:p><text:s text:c="3"/>299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58" table:style-name="ce248">
            <text:p><text:s text:c="3"/>258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81" table:style-name="ce248">
            <text:p><text:s text:c="3"/>81</text:p>
          </table:table-cell>
          <table:table-cell office:value-type="float" office:value="41" table:style-name="ce248">
            <text:p><text:s text:c="3"/>4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9" table:style-name="ce248">
            <text:p><text:s text:c="3"/>39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1" table:style-name="ce248">
            <text:p><text:s text:c="3"/>101</text:p>
          </table:table-cell>
          <table:table-cell office:value-type="float" office:value="101" table:style-name="ce248">
            <text:p><text:s text:c="3"/>10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45" table:style-name="ce119">
            <text:p><text:s text:c="3"/>4,445</text:p>
          </table:table-cell>
          <table:table-cell office:value-type="float" office:value="4364" table:style-name="ce119">
            <text:p><text:s text:c="3"/>4,364</text:p>
          </table:table-cell>
          <table:table-cell office:value-type="float" office:value="4364" table:style-name="ce119">
            <text:p><text:s text:c="3"/>4,364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38" table:style-name="ce145">
            <text:p><text:s text:c="3"/>4,338</text:p>
          </table:table-cell>
          <table:table-cell office:value-type="float" office:value="4338" table:style-name="ce145">
            <text:p><text:s text:c="3"/>4,338</text:p>
          </table:table-cell>
          <table:table-cell office:value-type="float" office:value="0" table:style-name="ce145">
            <text:p>—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495" table:style-name="ce125">
            <text:p><text:s text:c="3"/>4,495</text:p>
          </table:table-cell>
          <table:table-cell office:value-type="float" office:value="3990" table:style-name="ce125">
            <text:p><text:s text:c="3"/>3,990</text:p>
          </table:table-cell>
          <table:table-cell office:value-type="float" office:value="3990" table:style-name="ce125">
            <text:p><text:s text:c="3"/>3,990</text:p>
          </table:table-cell>
          <table:table-cell office:value-type="float" office:value="0" table:style-name="ce125">
            <text:p>—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41" table:style-name="ce125">
            <text:p><text:s text:c="3"/>141</text:p>
          </table:table-cell>
          <table:table-cell office:value-type="float" office:value="107" table:style-name="ce125">
            <text:p><text:s text:c="3"/>107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19" table:style-name="ce256">
            <text:p><text:s text:c="3"/>4,419</text:p>
          </table:table-cell>
          <table:table-cell office:value-type="float" office:value="3915" table:style-name="ce146">
            <text:p><text:s text:c="3"/>3,915</text:p>
          </table:table-cell>
          <table:table-cell office:value-type="float" office:value="3915" table:style-name="ce146">
            <text:p><text:s text:c="3"/>3,915</text:p>
          </table:table-cell>
          <table:table-cell office:value-type="float" office:value="0" table:style-name="ce146">
            <text:p>—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41" table:style-name="ce146">
            <text:p><text:s text:c="3"/>141</text:p>
          </table:table-cell>
          <table:table-cell office:value-type="float" office:value="107" table:style-name="ce146">
            <text:p><text:s text:c="3"/>107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245" table:style-name="ce146">
            <text:p><text:s text:c="3"/>245</text:p>
          </table:table-cell>
          <table:table-cell office:value-type="float" office:value="176" table:style-name="ce146">
            <text:p><text:s text:c="3"/>176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35" table:style-name="ce146">
            <text:p><text:s text:c="3"/>235</text:p>
          </table:table-cell>
          <table:table-cell office:value-type="float" office:value="176" table:style-name="ce146">
            <text:p><text:s text:c="3"/>176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11年</text:p>
            <text:p>截至1月止</text:p>
          </table:table-cell>
          <table:table-cell office:value-type="string" table:style-name="ce142">
            <text:p>計</text:p>
          </table:table-cell>
          <table:table-cell office:value-type="float" office:value="7922" table:style-name="ce67">
            <text:p><text:s text:c="3"/>7,922</text:p>
          </table:table-cell>
          <table:table-cell office:value-type="float" office:value="7402" table:style-name="ce67">
            <text:p><text:s text:c="3"/>7,402</text:p>
          </table:table-cell>
          <table:table-cell office:value-type="float" office:value="7402" table:style-name="ce67">
            <text:p><text:s text:c="3"/>7,402</text:p>
          </table:table-cell>
          <table:table-cell office:value-type="float" office:value="0" table:style-name="ce67">
            <text:p>—</text:p>
          </table:table-cell>
          <table:table-cell office:value-type="float" office:value="250" table:style-name="ce67">
            <text:p><text:s text:c="3"/>250</text:p>
          </table:table-cell>
          <table:table-cell office:value-type="float" office:value="120" table:style-name="ce67">
            <text:p><text:s text:c="3"/>120</text:p>
          </table:table-cell>
          <table:table-cell office:value-type="float" office:value="130" table:style-name="ce67">
            <text:p><text:s text:c="3"/>130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255" table:style-name="ce67">
            <text:p><text:s text:c="3"/>255</text:p>
          </table:table-cell>
          <table:table-cell office:value-type="float" office:value="135" table:style-name="ce67">
            <text:p><text:s text:c="3"/>135</text:p>
          </table:table-cell>
          <table:table-cell office:value-type="float" office:value="120" table:style-name="ce67">
            <text:p><text:s text:c="3"/>120</text:p>
          </table:table-cell>
          <table:table-cell office:value-type="float" office:value="213" table:style-name="ce67">
            <text:p><text:s text:c="3"/>213</text:p>
          </table:table-cell>
          <table:table-cell office:value-type="float" office:value="135" table:style-name="ce67">
            <text:p><text:s text:c="3"/>135</text:p>
          </table:table-cell>
          <table:table-cell office:value-type="float" office:value="78" table:style-name="ce67">
            <text:p><text:s text:c="3"/>78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0" table:style-name="ce67">
            <text:p>—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7828" table:style-name="ce222">
            <text:p><text:s text:c="3"/>7,828</text:p>
          </table:table-cell>
          <table:table-cell office:value-type="float" office:value="7309" table:style-name="ce222">
            <text:p><text:s text:c="3"/>7,309</text:p>
          </table:table-cell>
          <table:table-cell office:value-type="float" office:value="7309" table:style-name="ce222">
            <text:p><text:s text:c="3"/>7,309</text:p>
          </table:table-cell>
          <table:table-cell office:value-type="float" office:value="0" table:style-name="ce222">
            <text:p>—</text:p>
          </table:table-cell>
          <table:table-cell office:value-type="float" office:value="250" table:style-name="ce222">
            <text:p><text:s text:c="3"/>250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130" table:style-name="ce222">
            <text:p><text:s text:c="3"/>130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54" table:style-name="ce222">
            <text:p><text:s text:c="3"/>254</text:p>
          </table:table-cell>
          <table:table-cell office:value-type="float" office:value="135" table:style-name="ce222">
            <text:p><text:s text:c="3"/>135</text:p>
          </table:table-cell>
          <table:table-cell office:value-type="float" office:value="119" table:style-name="ce222">
            <text:p><text:s text:c="3"/>119</text:p>
          </table:table-cell>
          <table:table-cell office:value-type="float" office:value="213" table:style-name="ce222">
            <text:p><text:s text:c="3"/>213</text:p>
          </table:table-cell>
          <table:table-cell office:value-type="float" office:value="135" table:style-name="ce222">
            <text:p><text:s text:c="3"/>135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0" table:style-name="ce222">
            <text:p>—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944" table:style-name="ce43">
            <text:p><text:s text:c="3"/>3,944</text:p>
          </table:table-cell>
          <table:table-cell office:value-type="float" office:value="3862" table:style-name="ce43">
            <text:p><text:s text:c="3"/>3,862</text:p>
          </table:table-cell>
          <table:table-cell office:value-type="float" office:value="3862" table:style-name="ce43">
            <text:p><text:s text:c="3"/>3,862</text:p>
          </table:table-cell>
          <table:table-cell office:value-type="float" office:value="0" table:style-name="ce43">
            <text:p>—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5" table:style-name="ce43">
            <text:p><text:s text:c="3"/>55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0" table:style-name="ce43">
            <text:p>—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914" table:style-name="ce227">
            <text:p><text:s text:c="3"/>3,914</text:p>
          </table:table-cell>
          <table:table-cell office:value-type="float" office:value="3832" table:style-name="ce227">
            <text:p><text:s text:c="3"/>3,832</text:p>
          </table:table-cell>
          <table:table-cell office:value-type="float" office:value="3832" table:style-name="ce227">
            <text:p><text:s text:c="3"/>3,832</text:p>
          </table:table-cell>
          <table:table-cell office:value-type="float" office:value="0" table:style-name="ce227">
            <text:p>—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20" table:style-name="ce227">
            <text:p><text:s text:c="3"/>20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56" table:style-name="ce227">
            <text:p><text:s text:c="3"/>5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55" table:style-name="ce227">
            <text:p><text:s text:c="3"/>55</text:p>
          </table:table-cell>
          <table:table-cell office:value-type="float" office:value="18" table:style-name="ce227">
            <text:p><text:s text:c="3"/>18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0" table:style-name="ce227">
            <text:p>—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0" table:style-name="ce227">
            <text:p><text:s text:c="3"/>30</text:p>
          </table:table-cell>
          <table:table-cell office:value-type="float" office:value="30" table:style-name="ce227">
            <text:p><text:s text:c="3"/>30</text:p>
          </table:table-cell>
          <table:table-cell office:value-type="float" office:value="30" table:style-name="ce227">
            <text:p><text:s text:c="3"/>3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978" table:style-name="ce53">
            <text:p><text:s text:c="3"/>3,978</text:p>
          </table:table-cell>
          <table:table-cell office:value-type="float" office:value="3540" table:style-name="ce53">
            <text:p><text:s text:c="3"/>3,540</text:p>
          </table:table-cell>
          <table:table-cell office:value-type="float" office:value="3540" table:style-name="ce53">
            <text:p><text:s text:c="3"/>3,540</text:p>
          </table:table-cell>
          <table:table-cell office:value-type="float" office:value="0" table:style-name="ce53">
            <text:p>—</text:p>
          </table:table-cell>
          <table:table-cell office:value-type="float" office:value="229" table:style-name="ce53">
            <text:p><text:s text:c="3"/>229</text:p>
          </table:table-cell>
          <table:table-cell office:value-type="float" office:value="119" table:style-name="ce53">
            <text:p><text:s text:c="3"/>119</text:p>
          </table:table-cell>
          <table:table-cell office:value-type="float" office:value="110" table:style-name="ce53">
            <text:p><text:s text:c="3"/>110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99" table:style-name="ce53">
            <text:p><text:s text:c="3"/>199</text:p>
          </table:table-cell>
          <table:table-cell office:value-type="float" office:value="134" table:style-name="ce53">
            <text:p><text:s text:c="3"/>134</text:p>
          </table:table-cell>
          <table:table-cell office:value-type="float" office:value="65" table:style-name="ce53">
            <text:p><text:s text:c="3"/>65</text:p>
          </table:table-cell>
          <table:table-cell office:value-type="float" office:value="195" table:style-name="ce53">
            <text:p><text:s text:c="3"/>195</text:p>
          </table:table-cell>
          <table:table-cell office:value-type="float" office:value="134" table:style-name="ce53">
            <text:p><text:s text:c="3"/>134</text:p>
          </table:table-cell>
          <table:table-cell office:value-type="float" office:value="61" table:style-name="ce53">
            <text:p><text:s text:c="3"/>61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3914" table:style-name="ce233">
            <text:p><text:s text:c="3"/>3,914</text:p>
          </table:table-cell>
          <table:table-cell office:value-type="float" office:value="3477" table:style-name="ce233">
            <text:p><text:s text:c="3"/>3,477</text:p>
          </table:table-cell>
          <table:table-cell office:value-type="float" office:value="3477" table:style-name="ce233">
            <text:p><text:s text:c="3"/>3,477</text:p>
          </table:table-cell>
          <table:table-cell office:value-type="float" office:value="0" table:style-name="ce233">
            <text:p>—</text:p>
          </table:table-cell>
          <table:table-cell office:value-type="float" office:value="229" table:style-name="ce233">
            <text:p><text:s text:c="3"/>229</text:p>
          </table:table-cell>
          <table:table-cell office:value-type="float" office:value="119" table:style-name="ce233">
            <text:p><text:s text:c="3"/>119</text:p>
          </table:table-cell>
          <table:table-cell office:value-type="float" office:value="110" table:style-name="ce233">
            <text:p><text:s text:c="3"/>110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98" table:style-name="ce233">
            <text:p><text:s text:c="3"/>198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64" table:style-name="ce233">
            <text:p><text:s text:c="3"/>64</text:p>
          </table:table-cell>
          <table:table-cell office:value-type="float" office:value="195" table:style-name="ce233">
            <text:p><text:s text:c="3"/>195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61" table:style-name="ce233">
            <text:p><text:s text:c="3"/>61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0" table:style-name="ce233">
            <text:p>—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64" table:style-name="ce233">
            <text:p><text:s text:c="3"/>64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922" table:style-name="ce113">
            <text:p><text:s text:c="3"/>7,922</text:p>
          </table:table-cell>
          <table:table-cell office:value-type="float" office:value="7402" table:style-name="ce113">
            <text:p><text:s text:c="3"/>7,402</text:p>
          </table:table-cell>
          <table:table-cell office:value-type="float" office:value="7402" table:style-name="ce113">
            <text:p><text:s text:c="3"/>7,402</text:p>
          </table:table-cell>
          <table:table-cell office:value-type="float" office:value="0" table:style-name="ce113">
            <text:p>—</text:p>
          </table:table-cell>
          <table:table-cell office:value-type="float" office:value="250" table:style-name="ce113">
            <text:p><text:s text:c="3"/>250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55" table:style-name="ce113">
            <text:p><text:s text:c="3"/>255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3" table:style-name="ce113">
            <text:p><text:s text:c="3"/>213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0" table:style-name="ce113">
            <text:p>—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828" table:style-name="ce247">
            <text:p><text:s text:c="3"/>7,828</text:p>
          </table:table-cell>
          <table:table-cell office:value-type="float" office:value="7309" table:style-name="ce248">
            <text:p><text:s text:c="3"/>7,309</text:p>
          </table:table-cell>
          <table:table-cell office:value-type="float" office:value="7309" table:style-name="ce248">
            <text:p><text:s text:c="3"/>7,309</text:p>
          </table:table-cell>
          <table:table-cell office:value-type="float" office:value="0" table:style-name="ce248">
            <text:p>—</text:p>
          </table:table-cell>
          <table:table-cell office:value-type="float" office:value="250" table:style-name="ce248">
            <text:p><text:s text:c="3"/>250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54" table:style-name="ce248">
            <text:p><text:s text:c="3"/>254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213" table:style-name="ce248">
            <text:p><text:s text:c="3"/>213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78" table:style-name="ce248">
            <text:p><text:s text:c="3"/>78</text:p>
          </table:table-cell>
          <table:table-cell office:value-type="float" office:value="41" table:style-name="ce248">
            <text:p><text:s text:c="3"/>41</text:p>
          </table:table-cell>
          <table:table-cell office:value-type="float" office:value="0" table:style-name="ce248">
            <text:p>—</text:p>
          </table:table-cell>
          <table:table-cell office:value-type="float" office:value="41" table:style-name="ce248">
            <text:p><text:s text:c="3"/>41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3" table:style-name="ce248">
            <text:p><text:s text:c="3"/>93</text:p>
          </table:table-cell>
          <table:table-cell office:value-type="float" office:value="93" table:style-name="ce248">
            <text:p><text:s text:c="3"/>93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944" table:style-name="ce119">
            <text:p><text:s text:c="3"/>3,944</text:p>
          </table:table-cell>
          <table:table-cell office:value-type="float" office:value="3862" table:style-name="ce119">
            <text:p><text:s text:c="3"/>3,862</text:p>
          </table:table-cell>
          <table:table-cell office:value-type="float" office:value="3862" table:style-name="ce119">
            <text:p><text:s text:c="3"/>3,862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914" table:style-name="ce250">
            <text:p><text:s text:c="3"/>3,914</text:p>
          </table:table-cell>
          <table:table-cell office:value-type="float" office:value="3832" table:style-name="ce145">
            <text:p><text:s text:c="3"/>3,832</text:p>
          </table:table-cell>
          <table:table-cell office:value-type="float" office:value="3832" table:style-name="ce145">
            <text:p><text:s text:c="3"/>3,832</text:p>
          </table:table-cell>
          <table:table-cell office:value-type="float" office:value="0" table:style-name="ce145">
            <text:p>—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978" table:style-name="ce125">
            <text:p><text:s text:c="3"/>3,978</text:p>
          </table:table-cell>
          <table:table-cell office:value-type="float" office:value="3540" table:style-name="ce125">
            <text:p><text:s text:c="3"/>3,540</text:p>
          </table:table-cell>
          <table:table-cell office:value-type="float" office:value="3540" table:style-name="ce125">
            <text:p><text:s text:c="3"/>3,540</text:p>
          </table:table-cell>
          <table:table-cell office:value-type="float" office:value="0" table:style-name="ce125">
            <text:p>—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10" table:style-name="ce125">
            <text:p><text:s text:c="3"/>1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99" table:style-name="ce125">
            <text:p><text:s text:c="3"/>199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914" table:style-name="ce256">
            <text:p><text:s text:c="3"/>3,914</text:p>
          </table:table-cell>
          <table:table-cell office:value-type="float" office:value="3477" table:style-name="ce146">
            <text:p><text:s text:c="3"/>3,477</text:p>
          </table:table-cell>
          <table:table-cell office:value-type="float" office:value="3477" table:style-name="ce146">
            <text:p><text:s text:c="3"/>3,477</text:p>
          </table:table-cell>
          <table:table-cell office:value-type="float" office:value="0" table:style-name="ce146">
            <text:p>—</text:p>
          </table:table-cell>
          <table:table-cell office:value-type="float" office:value="229" table:style-name="ce146">
            <text:p><text:s text:c="3"/>229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110" table:style-name="ce146">
            <text:p><text:s text:c="3"/>11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34" table:style-name="ce146">
            <text:p><text:s text:c="3"/>134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134" table:style-name="ce146">
            <text:p><text:s text:c="3"/>134</text:p>
          </table:table-cell>
          <table:table-cell office:value-type="float" office:value="61" table:style-name="ce146">
            <text:p><text:s text:c="3"/>6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4" table:style-name="ce256">
            <text:p><text:s text:c="3"/>64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number-rows-repeated="2"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 table:style-name="ce50"/>
        </table:table-row>
        <table:table-row table:number-rows-repeated="41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52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71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1D0" table:style-name="ta4">
        <table:table-source xlink:href="file:///C:/Users/moi1849/Desktop/123/3/1.月報/06速(月)報套印/11101/上網各月08及09公式(1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1E0" table:style-name="ta4">
        <table:table-source xlink:href="file:///C:/Users/moi1849/Desktop/123/3/1.月報/06速(月)報套印/11101/上網各月08及09公式(1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年月別" table:style-name="ta4">
        <table:table-source xlink:href="file:///C:/Users/moi1849/Desktop/123/3/1.月報/06速(月)報套印/11101/上網各月08及09公式(1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縣市別" table:style-name="ta4">
        <table:table-source xlink:href="file:///C:/Users/moi1849/Desktop/123/3/1.月報/06速(月)報套印/11101/上網各月08及09公式(1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8結-設籍情形" table:style-name="ta4">
        <table:table-source xlink:href="file:///C:/Users/moi1849/Desktop/123/3/1.月報/06速(月)報套印/11101/上網各月08及09公式(1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年月別" table:style-name="ta4">
        <table:table-source xlink:href="file:///C:/Users/moi1849/Desktop/123/3/1.月報/06速(月)報套印/11101/上網各月08及09公式(1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縣市別" table:style-name="ta4">
        <table:table-source xlink:href="file:///C:/Users/moi1849/Desktop/123/3/1.月報/06速(月)報套印/11101/上網各月08及09公式(1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08及09公式(1月).xls'#09離-設籍情形" table:style-name="ta4">
        <table:table-source xlink:href="file:///C:/Users/moi1849/Desktop/123/3/1.月報/06速(月)報套印/11101/上網各月08及09公式(1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16:49Z</meta:creation-date>
    <dc:date>2022-02-07T08:17:21Z</dc:date>
  </office:meta>
</office:document-meta>
</file>